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4f6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&gt; CREATE DATABASE ETL_Simulation;</text:p>
      <text:p text:style-name="Standard">Query OK, 1 row affected (0.09 sec)</text:p>
      <text:p text:style-name="Standard"/>
      <text:p text:style-name="Standard">mysql&gt; USE ETL_Simulation;</text:p>
      <text:p text:style-name="Standard">Database changed</text:p>
      <text:p text:style-name="Standard">mysql&gt; -- create tables, etc.<text:span text:style-name="T1">+</text:span></text:p>
      <text:p text:style-name="Standard"/>
      <text:p text:style-name="Standard">mysql&gt; LOAD DATA LOCAL INFILE '/root/Downloads/employees_raw_500.csv' </text:p>
      <text:p text:style-name="Standard"><text:s text:c="4"/>-&gt; INTO TABLE staging_employees</text:p>
      <text:p text:style-name="Standard"><text:s text:c="4"/>-&gt; FIELDS TERMINATED BY ',' </text:p>
      <text:p text:style-name="Standard"><text:s text:c="4"/>-&gt; ENCLOSED BY '"' </text:p>
      <text:p text:style-name="Standard"><text:s text:c="4"/>-&gt; LINES TERMINATED BY '\n'</text:p>
      <text:p text:style-name="Standard"><text:s text:c="4"/>-&gt; IGNORE 1 ROWS;</text:p>
      <text:p text:style-name="Standard">ERROR 3948 (42000): Loading local data is disabled; this must be enabled on both the client and server sides</text:p>
      <text:p text:style-name="Standard">mysql&gt; exit</text:p>
      <text:p text:style-name="Standard">Bye</text:p>
      <text:p text:style-name="Standard"/>
      <text:p text:style-name="Standard"/>
      <text:p text:style-name="Standard">root@sadmin-Standard-PC-Q35-ICH9-2009:~# local-infile=1</text:p>
      <text:p text:style-name="Standard">local-infile=1: command not found</text:p>
      <text:p text:style-name="Standard">root@sadmin-Standard-PC-Q35-ICH9-2009:~# sudo nano /etc/mysql/my.cnf</text:p>
      <text:p text:style-name="Standard">root@sadmin-Standard-PC-Q35-ICH9-2009:~# ls -l /etc/mysql/mysql.conf.d/</text:p>
      <text:p text:style-name="Standard">total 8</text:p>
      <text:p text:style-name="Standard">-rw-r--r-- 1 root root <text:s/>132 Jan 19 <text:s/>2024 mysql.cnf</text:p>
      <text:p text:style-name="Standard">-rw-r--r-- 1 root root 2220 Jan 19 <text:s/>2024 mysqld.cnf</text:p>
      <text:p text:style-name="Standard">root@sadmin-Standard-PC-Q35-ICH9-2009:~# sudo nano /etc/mysql/mysql.conf.d/mysqld.cnf</text:p>
      <text:p text:style-name="Standard">root@sadmin-Standard-PC-Q35-ICH9-2009:~# sudo mysql --user=root --execute="SET GLOBAL local_infile = 1;"</text:p>
      <text:p text:style-name="Standard">root@sadmin-Standard-PC-Q35-ICH9-2009:~# sudo mysql -e "SHOW VARIABLES LIKE 'local_infile';"</text:p>
      <text:p text:style-name="Standard">+---------------+-------+</text:p>
      <text:p text:style-name="Standard">| Variable_name | Value |</text:p>
      <text:p text:style-name="Standard">+---------------+-------+</text:p>
      <text:p text:style-name="Standard">| local_infile <text:s/>| ON <text:s text:c="3"/>|</text:p>
      <text:p text:style-name="Standard">+---------------+-------+</text:p>
      <text:p text:style-name="Standard">mysql&gt; GRANT ALL PRIVILEGES ON *.* TO 'subodh'@'localhost' WITH GRANT OPTION;</text:p>
      <text:p text:style-name="Standard">Query OK, 0 rows affected (0.02 sec)</text:p>
      <text:p text:style-name="Standard">root@sadmin-Standard-PC-Q35-ICH9-2009:~# mysql --local-infile=1 -u subodh -p</text:p>
      <text:p text:style-name="Standard">Enter password: </text:p>
      <text:p text:style-name="Standard">Welcome to the MySQL monitor. <text:s/>Commands end with ; or \g.</text:p>
      <text:p text:style-name="Standard">Your MySQL connection id is 9</text:p>
      <text:p text:style-name="Standard">Server version: 8.0.42-0ubuntu0.24.04.1 (Ubuntu)</text:p>
      <text:p text:style-name="Standard">Database changed</text:p>
      <text:p text:style-name="Standard">mysql&gt; USE ETL_Simulation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>mysql&gt; LOAD DATA LOCAL INFILE '/home/subodh/Documents/employees_raw_500.csv'</text:p>
      <text:p text:style-name="Standard"><text:s text:c="4"/>-&gt; INTO TABLE staging_employees</text:p>
      <text:p text:style-name="Standard"><text:s text:c="4"/>-&gt; FIELDS TERMINATED BY ',' </text:p>
      <text:p text:style-name="Standard"><text:s text:c="4"/>-&gt; ENCLOSED BY '"' </text:p>
      <text:p text:style-name="Standard"><text:s text:c="4"/>-&gt; LINES TERMINATED BY '\n'</text:p>
      <text:p text:style-name="Standard"><text:soft-page-break/><text:s text:c="4"/>-&gt; IGNORE 1 ROWS;</text:p>
      <text:p text:style-name="Standard">Query OK, 500 rows affected (0.04 sec)</text:p>
      <text:p text:style-name="Standard">Records: 500 <text:s/>Deleted: 0 <text:s/>Skipped: 0 <text:s/>Warnings: 0</text:p>
      <text:p text:style-name="Standard">ysql&gt; SELECT COUNT(*) FROM staging_employees;</text:p>
      <text:p text:style-name="Standard">+----------+</text:p>
      <text:p text:style-name="Standard">| COUNT(*) |</text:p>
      <text:p text:style-name="Standard">+----------+</text:p>
      <text:p text:style-name="Standard">| <text:s text:c="5"/>500 |</text:p>
      <text:p text:style-name="Standard">+----------+</text:p>
      <text:p text:style-name="Standard">1 row in set (0.02 sec)</text:p>
      <text:p text:style-name="Standard"/>
      <text:p text:style-name="Standard">mysql&gt; SELECT * FROM staging_employees LIMIT 5;</text:p>
      <text:p text:style-name="Standard">+------+-----------------+---------+------------+------------+</text:p>
      <text:p text:style-name="Standard">| id <text:s text:c="2"/>| full_name <text:s text:c="6"/>| age <text:s text:c="4"/>| department | join_date <text:s/>|</text:p>
      <text:p text:style-name="Standard">+------+-----------------+---------+------------+------------+</text:p>
      <text:p text:style-name="Standard">| <text:s text:c="3"/>1 | Karen Hernandez | unknown | FINANCE <text:s text:c="3"/>| 2023-04-16 |</text:p>
      <text:p text:style-name="Standard">| <text:s text:c="3"/>2 | Kathleen Larson | 25 <text:s text:c="5"/>| marketing <text:s/>| 2025-06-10 |</text:p>
      <text:p text:style-name="Standard">| <text:s text:c="3"/>3 | Clinton Salazar | N/A <text:s text:c="4"/>| IT <text:s text:c="8"/>| 2019-03-09 |</text:p>
      <text:p text:style-name="Standard">| <text:s text:c="3"/>4 | John Williams <text:s text:c="2"/>| 20 <text:s text:c="5"/>| Operations | 2016-07-20 |</text:p>
      <text:p text:style-name="Standard">| <text:s text:c="3"/>5 | Carl Baldwin <text:s text:c="3"/>| 41 <text:s text:c="5"/>| HR <text:s text:c="8"/>| 28/02/2017 |</text:p>
      <text:p text:style-name="Standard">+------+-----------------+---------+------------+------------+</text:p>
      <text:p text:style-name="Standard">5 rows in set (0.01 sec)</text:p>
      <text:p text:style-name="Standard">mysql&gt; CREATE TABLE employees (</text:p>
      <text:p text:style-name="Standard"><text:s text:c="4"/>-&gt; <text:s text:c="4"/>employee_id INTEGER PRIMARY KEY,</text:p>
      <text:p text:style-name="Standard"><text:s text:c="4"/>-&gt; <text:s text:c="4"/>name TEXT NOT NULL,</text:p>
      <text:p text:style-name="Standard"><text:s text:c="4"/>-&gt; <text:s text:c="4"/>age INTEGER,</text:p>
      <text:p text:style-name="Standard"><text:s text:c="4"/>-&gt; <text:s text:c="4"/>department TEXT,</text:p>
      <text:p text:style-name="Standard"><text:s text:c="4"/>-&gt; <text:s text:c="4"/>join_date TEXT</text:p>
      <text:p text:style-name="Standard"><text:s text:c="4"/>-&gt; );</text:p>
      <text:p text:style-name="Standard">Query OK, 0 rows affected (0.04 sec)</text:p>
      <text:p text:style-name="Standard"/>
      <text:p text:style-name="Standard">mysql&gt; CREATE TABLE cleaned_employees AS</text:p>
      <text:p text:style-name="Standard"><text:s text:c="4"/>-&gt; SELECT</text:p>
      <text:p text:style-name="Standard"><text:s text:c="4"/>-&gt; <text:s text:c="4"/>id,</text:p>
      <text:p text:style-name="Standard"><text:s text:c="4"/>-&gt; <text:s text:c="4"/>TRIM(full_name) AS full_name,</text:p>
      <text:p text:style-name="Standard"><text:s text:c="4"/>-&gt; <text:s text:c="4"/>CAST(age AS UNSIGNED) AS age,</text:p>
      <text:p text:style-name="Standard"><text:s text:c="4"/>-&gt; <text:s text:c="4"/>LOWER(department) AS department,</text:p>
      <text:p text:style-name="Standard"><text:s text:c="4"/>-&gt; </text:p>
      <text:p text:style-name="Standard"><text:s text:c="4"/>-&gt; <text:s text:c="4"/>-- Parse various date formats using CASE</text:p>
      <text:p text:style-name="Standard"><text:s text:c="4"/>-&gt; <text:s text:c="4"/>CASE</text:p>
      <text:p text:style-name="Standard"><text:s text:c="4"/>-&gt; <text:s text:c="8"/>WHEN join_date REGEXP '^[0-9]{2}/[0-9]{2}/[0-9]{4}$' THEN STR_TO_DATE(join_date, '%d/%m/%Y')</text:p>
      <text:p text:style-name="Standard"><text:s text:c="4"/>-&gt; <text:s text:c="8"/>WHEN join_date REGEXP '^[0-9]{4}-[0-9]{2}-[0-9]{2}$' THEN STR_TO_DATE(join_date, '%Y-%m-%d')</text:p>
      <text:p text:style-name="Standard"><text:s text:c="4"/>-&gt; <text:s text:c="8"/>WHEN join_date REGEXP '^[0-9]{2}-[0-9]{2}-[0-9]{4}$' THEN STR_TO_DATE(join_date, '%m-%d-%Y')</text:p>
      <text:p text:style-name="Standard"><text:s text:c="4"/>-&gt; <text:s text:c="8"/>ELSE NULL</text:p>
      <text:p text:style-name="Standard"><text:s text:c="4"/>-&gt; <text:s text:c="4"/>END AS join_date</text:p>
      <text:p text:style-name="Standard"><text:s text:c="4"/>-&gt; </text:p>
      <text:p text:style-name="Standard"><text:s text:c="4"/>-&gt; FROM staging_employees</text:p>
      <text:p text:style-name="Standard"><text:s text:c="4"/>-&gt; WHERE age REGEXP '^[0-9]+$'</text:p>
      <text:p text:style-name="Standard"><text:s text:c="4"/>-&gt; <text:s text:c="2"/>AND (</text:p>
      <text:p text:style-name="Standard"><text:soft-page-break/><text:s text:c="4"/>-&gt; <text:s text:c="6"/>join_date REGEXP '^[0-9]{2}/[0-9]{2}/[0-9]{4}$'</text:p>
      <text:p text:style-name="Standard"><text:s text:c="4"/>-&gt; <text:s text:c="6"/>OR join_date REGEXP '^[0-9]{4}-[0-9]{2}-[0-9]{2}$'</text:p>
      <text:p text:style-name="Standard"><text:s text:c="4"/>-&gt; <text:s text:c="6"/>OR join_date REGEXP '^[0-9]{2}-[0-9]{2}-[0-9]{4}$'</text:p>
      <text:p text:style-name="Standard"><text:s text:c="4"/>-&gt; <text:s text:c="2"/>);</text:p>
      <text:p text:style-name="Standard">Query OK, 447 rows affected (0.11 sec)</text:p>
      <text:p text:style-name="Standard">Records: 447 <text:s/>Duplicates: 0 <text:s/>Warnings: 0</text:p>
      <text:p text:style-name="Standard"/>
      <text:p text:style-name="Standard">mysql&gt; INSERT INTO employees (employee_id, name, age, department, join_date) SELECT id, full_name, age, department, join_date FROM cleaned_employees WHERE age IS NOT NULL AND join_date IS NOT NULL;</text:p>
      <text:p text:style-name="Standard">Query OK, 447 rows affected (0.07 sec)</text:p>
      <text:p text:style-name="Standard">Records: 447 <text:s/>Duplicates: 0 <text:s/>Warnings: 0</text:p>
      <text:p text:style-name="Standard"/>
      <text:p text:style-name="Standard">mysql&gt; SELECT * FROM employees;</text:p>
      <text:p text:style-name="Standard">+-------------+--------------------------+------+-------------+------------+</text:p>
      <text:p text:style-name="Standard">| employee_id | name <text:s text:c="20"/>| age <text:s/>| department <text:s/>| join_date <text:s/>|</text:p>
      <text:p text:style-name="Standard">+-------------+--------------------------+------+-------------+------------+</text:p>
      <text:p text:style-name="Standard">| <text:s text:c="10"/>2 | Kathleen Larson <text:s text:c="9"/>| <text:s text:c="2"/>25 | marketing <text:s text:c="2"/>| 2025-06-10 |</text:p>
      <text:p text:style-name="Standard">| <text:s text:c="10"/>4 | John Williams <text:s text:c="11"/>| <text:s text:c="2"/>20 | operations <text:s/>| 2016-07-20 |</text:p>
      <text:p text:style-name="Standard">| <text:s text:c="10"/>5 | Carl Baldwin <text:s text:c="12"/>| <text:s text:c="2"/>41 | hr <text:s text:c="9"/>| 2017-02-28 |</text:p>
      <text:p text:style-name="Standard">| <text:s text:c="10"/>6 | Jordan Mosley <text:s text:c="11"/>| <text:s text:c="2"/>22 | it <text:s text:c="9"/>| 2020-01-30 |</text:p>
      <text:p text:style-name="Standard">| <text:s text:c="10"/>7 | Joyce Bates <text:s text:c="13"/>| <text:s text:c="2"/>60 | marketing <text:s text:c="2"/>| 2021-09-15 |</text:p>
      <text:p text:style-name="Standard">| <text:s text:c="10"/>8 | John Aguilar <text:s text:c="12"/>| <text:s text:c="2"/>38 | hr <text:s text:c="9"/>| 2020-12-18 |</text:p>
      <text:p text:style-name="Standard">| <text:s text:c="10"/>9 | Gabrielle Robinson <text:s text:c="6"/>| <text:s text:c="2"/>30 | engineering | 2021-12-29 |</text:p>
      <text:p text:style-name="Standard">| <text:s text:c="9"/>11 | Jennifer Holland <text:s text:c="8"/>| <text:s text:c="2"/>55 | finance <text:s text:c="4"/>| 2023-04-07 |</text:p>
      <text:p text:style-name="Standard">| <text:s text:c="9"/>13 | Cindy Bell <text:s text:c="14"/>| <text:s text:c="2"/>40 | finance <text:s text:c="4"/>| 2017-07-13 |</text:p>
      <text:p text:style-name="Standard">| <text:s text:c="9"/>14 | Richard White <text:s text:c="11"/>| <text:s text:c="2"/>35 | it <text:s text:c="9"/>| 2018-05-10 |</text:p>
      <text:p text:style-name="Standard">| <text:s text:c="9"/>15 | Jeff Lopez <text:s text:c="14"/>| <text:s text:c="2"/>34 | finance <text:s text:c="4"/>| 2025-05-15 |</text:p>
      <text:p text:style-name="Standard">| <text:s text:c="9"/>16 | Diane Li <text:s text:c="16"/>| <text:s text:c="2"/>63 | sales <text:s text:c="6"/>| 2023-11-20 |</text:p>
      <text:p text:style-name="Standard">| <text:s text:c="9"/>17 | Amanda Perez <text:s text:c="12"/>| <text:s text:c="2"/>55 | operations <text:s/>| 2024-07-19 |</text:p>
      <text:p text:style-name="Standard">| <text:s text:c="9"/>18 | Nicole Miller <text:s text:c="11"/>| <text:s text:c="2"/>61 | engineering | 2024-12-01 |</text:p>
      <text:p text:style-name="Standard">| <text:s text:c="9"/>19 | Devin Martin <text:s text:c="12"/>| <text:s text:c="2"/>36 | marketing <text:s text:c="2"/>| 2024-09-01 |</text:p>
      <text:p text:style-name="Standard">| <text:s text:c="9"/>20 | Travis Tanner <text:s text:c="11"/>| <text:s text:c="2"/>52 | marketing <text:s text:c="2"/>| 2019-02-09 |</text:p>
      <text:p text:style-name="Standard">| <text:s text:c="9"/>21 | Anne Stewart <text:s text:c="12"/>| <text:s text:c="2"/>53 | hr <text:s text:c="9"/>| 2023-12-26 |</text:p>
      <text:p text:style-name="Standard">| <text:s text:c="9"/>22 | Jessica Lewis <text:s text:c="11"/>| <text:s text:c="2"/>39 | finance <text:s text:c="4"/>| 2016-03-22 |</text:p>
      <text:p text:style-name="Standard">| <text:s text:c="9"/>24 | Denise Malone <text:s text:c="11"/>| <text:s text:c="2"/>50 | marketing <text:s text:c="2"/>| 2018-05-02 |</text:p>
      <text:p text:style-name="Standard">| <text:s text:c="9"/>25 | Shannon Stevens <text:s text:c="9"/>| <text:s text:c="2"/>54 | operations <text:s/>| 2017-05-05 |</text:p>
      <text:p text:style-name="Standard">| <text:s text:c="9"/>26 | Christina May <text:s text:c="11"/>| <text:s text:c="2"/>48 | marketing <text:s text:c="2"/>| 2021-02-01 |</text:p>
      <text:p text:style-name="Standard">| <text:s text:c="9"/>27 | Juan Gardner <text:s text:c="12"/>| <text:s text:c="2"/>57 | finance <text:s text:c="4"/>| 2018-04-12 |</text:p>
      <text:p text:style-name="Standard">| <text:s text:c="9"/>29 | Jennifer Smith <text:s text:c="10"/>| <text:s text:c="2"/>56 | marketing <text:s text:c="2"/>| 2016-07-28 |</text:p>
      <text:p text:style-name="Standard">| <text:s text:c="9"/>31 | Mary Thomas <text:s text:c="13"/>| <text:s text:c="2"/>26 | hr <text:s text:c="9"/>| 2020-03-29 |</text:p>
      <text:p text:style-name="Standard">| <text:s text:c="9"/>32 | Daryl Griffin <text:s text:c="11"/>| <text:s text:c="2"/>48 | finance <text:s text:c="4"/>| 2024-01-20 |</text:p>
      <text:p text:style-name="Standard">| <text:s text:c="9"/>33 | Jennifer Zavala <text:s text:c="9"/>| <text:s text:c="2"/>55 | hr <text:s text:c="9"/>| 2017-11-20 |</text:p>
      <text:p text:style-name="Standard">| <text:s text:c="9"/>34 | Andrea Hebert <text:s text:c="11"/>| <text:s text:c="2"/>35 | finance <text:s text:c="4"/>| 2016-01-07 |</text:p>
      <text:p text:style-name="Standard">| <text:s text:c="9"/>35 | Kevin Brown <text:s text:c="13"/>| <text:s text:c="2"/>20 | sales <text:s text:c="6"/>| 2024-12-30 |</text:p>
      <text:p text:style-name="Standard">| <text:s text:c="9"/>36 | Morgan Pierce <text:s text:c="11"/>| <text:s text:c="2"/>55 | it <text:s text:c="9"/>| 2019-06-16 |</text:p>
      <text:p text:style-name="Standard">| <text:s text:c="9"/>37 | Robin Fletcher <text:s text:c="10"/>| <text:s text:c="2"/>54 | hr <text:s text:c="9"/>| 2024-04-09 |</text:p>
      <text:p text:style-name="Standard">| <text:s text:c="9"/>38 | Brittany Cooper <text:s text:c="9"/>| <text:s text:c="2"/>30 | hr <text:s text:c="9"/>| 2022-10-16 |</text:p>
      <text:p text:style-name="Standard">| <text:s text:c="9"/>39 | Ryan Erickson <text:s text:c="11"/>| <text:s text:c="2"/>35 | sales <text:s text:c="6"/>| 2024-03-05 |</text:p>
      <text:p text:style-name="Standard">| <text:s text:c="9"/>40 | Brian Allen <text:s text:c="13"/>| <text:s text:c="2"/>59 | hr <text:s text:c="9"/>| 2024-11-22 |</text:p>
      <text:p text:style-name="Standard">| <text:s text:c="9"/>41 | Sabrina Flores <text:s text:c="10"/>| <text:s text:c="2"/>65 | engineering | 2016-02-26 |</text:p>
      <text:p text:style-name="Standard">| <text:s text:c="9"/>42 | David Moreno <text:s text:c="12"/>| <text:s text:c="2"/>40 | operations <text:s/>| 2017-10-14 |</text:p>
      <text:p text:style-name="Standard"><text:soft-page-break/>| <text:s text:c="9"/>44 | Antonio Smith <text:s text:c="11"/>| <text:s text:c="2"/>38 | finance <text:s text:c="4"/>| 2023-05-13 |</text:p>
      <text:p text:style-name="Standard">| <text:s text:c="9"/>45 | Samantha Taylor <text:s text:c="9"/>| <text:s text:c="2"/>53 | hr <text:s text:c="9"/>| 2020-10-08 |</text:p>
      <text:p text:style-name="Standard">| <text:s text:c="9"/>46 | Timothy Howell <text:s text:c="10"/>| <text:s text:c="2"/>36 | hr <text:s text:c="9"/>| 2023-07-14 |</text:p>
      <text:p text:style-name="Standard">| <text:s text:c="9"/>47 | Krista Blankenship <text:s text:c="6"/>| <text:s text:c="2"/>41 | finance <text:s text:c="4"/>| 2017-07-12 |</text:p>
      <text:p text:style-name="Standard">| <text:s text:c="9"/>48 | James Brown <text:s text:c="13"/>| <text:s text:c="2"/>23 | hr <text:s text:c="9"/>| 2025-02-11 |</text:p>
      <text:p text:style-name="Standard">| <text:s text:c="9"/>49 | Brian Rice <text:s text:c="14"/>| <text:s text:c="2"/>36 | finance <text:s text:c="4"/>| 2017-10-18 |</text:p>
      <text:p text:style-name="Standard">| <text:s text:c="9"/>51 | Michele King PhD <text:s text:c="8"/>| <text:s text:c="2"/>22 | engineering | 2019-12-09 |</text:p>
      <text:p text:style-name="Standard">| <text:s text:c="9"/>52 | Daniel Fischer <text:s text:c="10"/>| <text:s text:c="2"/>63 | finance <text:s text:c="4"/>| 2022-02-16 |</text:p>
      <text:p text:style-name="Standard">| <text:s text:c="9"/>53 | Angelica Bryant <text:s text:c="9"/>| <text:s text:c="2"/>29 | finance <text:s text:c="4"/>| 2019-11-28 |</text:p>
      <text:p text:style-name="Standard">| <text:s text:c="9"/>55 | Anthony Sherman <text:s text:c="9"/>| <text:s text:c="2"/>64 | hr <text:s text:c="9"/>| 2021-06-01 |</text:p>
      <text:p text:style-name="Standard">| <text:s text:c="9"/>56 | Laura Chan <text:s text:c="14"/>| <text:s text:c="2"/>42 | engineering | 2015-12-19 |</text:p>
      <text:p text:style-name="Standard">| <text:s text:c="9"/>57 | Robert Garrison <text:s text:c="9"/>| <text:s text:c="2"/>37 | operations <text:s/>| 2022-05-14 |</text:p>
      <text:p text:style-name="Standard">| <text:s text:c="9"/>58 | Mary Chambers <text:s text:c="11"/>| <text:s text:c="2"/>63 | operations <text:s/>| 2018-05-02 |</text:p>
      <text:p text:style-name="Standard">| <text:s text:c="9"/>59 | John Bowman <text:s text:c="13"/>| <text:s text:c="2"/>36 | hr <text:s text:c="9"/>| 2020-04-10 |</text:p>
      <text:p text:style-name="Standard">| <text:s text:c="9"/>60 | Tami Barnes <text:s text:c="13"/>| <text:s text:c="2"/>58 | marketing <text:s text:c="2"/>| 2021-03-24 |</text:p>
      <text:p text:style-name="Standard">| <text:s text:c="9"/>62 | Gregory Washington <text:s text:c="6"/>| <text:s text:c="2"/>32 | engineering | 2023-08-21 |</text:p>
      <text:p text:style-name="Standard">| <text:s text:c="9"/>63 | Kimberly Scott <text:s text:c="10"/>| <text:s text:c="2"/>27 | it <text:s text:c="9"/>| 2021-04-19 |</text:p>
      <text:p text:style-name="Standard">| <text:s text:c="9"/>64 | Deborah Roberts <text:s text:c="9"/>| <text:s text:c="2"/>55 | finance <text:s text:c="4"/>| 2025-01-21 |</text:p>
      <text:p text:style-name="Standard">| <text:s text:c="9"/>65 | Tami Becker <text:s text:c="13"/>| <text:s text:c="2"/>31 | marketing <text:s text:c="2"/>| 2016-02-19 |</text:p>
      <text:p text:style-name="Standard">| <text:s text:c="9"/>66 | Victor Wilson MD <text:s text:c="8"/>| <text:s text:c="2"/>57 | marketing <text:s text:c="2"/>| 2024-07-01 |</text:p>
      <text:p text:style-name="Standard">| <text:s text:c="9"/>67 | Kurt Brown <text:s text:c="14"/>| <text:s text:c="2"/>30 | it <text:s text:c="9"/>| 2024-09-01 |</text:p>
      <text:p text:style-name="Standard">| <text:s text:c="9"/>68 | Jennifer Cohen <text:s text:c="10"/>| <text:s text:c="2"/>35 | it <text:s text:c="9"/>| 2015-10-18 |</text:p>
      <text:p text:style-name="Standard">| <text:s text:c="9"/>69 | Amy Bender <text:s text:c="14"/>| <text:s text:c="2"/>59 | operations <text:s/>| 2019-06-20 |</text:p>
      <text:p text:style-name="Standard">| <text:s text:c="9"/>70 | Fred Harris <text:s text:c="13"/>| <text:s text:c="2"/>44 | sales <text:s text:c="6"/>| 2023-12-18 |</text:p>
      <text:p text:style-name="Standard">| <text:s text:c="9"/>71 | Jessica Smith <text:s text:c="11"/>| <text:s text:c="2"/>26 | operations <text:s/>| 2021-12-18 |</text:p>
      <text:p text:style-name="Standard">| <text:s text:c="9"/>73 | James West <text:s text:c="14"/>| <text:s text:c="2"/>55 | marketing <text:s text:c="2"/>| 2022-05-11 |</text:p>
      <text:p text:style-name="Standard">| <text:s text:c="9"/>74 | Alyssa Rose <text:s text:c="13"/>| <text:s text:c="2"/>47 | operations <text:s/>| 2015-07-23 |</text:p>
      <text:p text:style-name="Standard">| <text:s text:c="9"/>75 | Rhonda Miller <text:s text:c="11"/>| <text:s text:c="2"/>35 | operations <text:s/>| 2022-04-13 |</text:p>
      <text:p text:style-name="Standard">| <text:s text:c="9"/>76 | Krista Walker <text:s text:c="11"/>| <text:s text:c="2"/>24 | it <text:s text:c="9"/>| 2015-08-25 |</text:p>
      <text:p text:style-name="Standard">| <text:s text:c="9"/>77 | Cynthia Alvarez <text:s text:c="9"/>| <text:s text:c="2"/>28 | finance <text:s text:c="4"/>| 2021-02-03 |</text:p>
      <text:p text:style-name="Standard">| <text:s text:c="9"/>79 | Janice Larson <text:s text:c="11"/>| <text:s text:c="2"/>57 | it <text:s text:c="9"/>| 2020-03-16 |</text:p>
      <text:p text:style-name="Standard">| <text:s text:c="9"/>80 | David Allison <text:s text:c="11"/>| <text:s text:c="2"/>42 | engineering | 2024-09-18 |</text:p>
      <text:p text:style-name="Standard">| <text:s text:c="9"/>81 | Matthew Thompson <text:s text:c="8"/>| <text:s text:c="2"/>54 | operations <text:s/>| 2017-05-12 |</text:p>
      <text:p text:style-name="Standard">| <text:s text:c="9"/>83 | Jeremy Phillips <text:s text:c="9"/>| <text:s text:c="2"/>59 | marketing <text:s text:c="2"/>| 2016-09-01 |</text:p>
      <text:p text:style-name="Standard">| <text:s text:c="9"/>85 | Tiffany Burns <text:s text:c="11"/>| <text:s text:c="2"/>41 | operations <text:s/>| 2025-02-03 |</text:p>
      <text:p text:style-name="Standard">| <text:s text:c="9"/>86 | Corey Moore <text:s text:c="13"/>| <text:s text:c="2"/>50 | hr <text:s text:c="9"/>| 2015-09-14 |</text:p>
      <text:p text:style-name="Standard">| <text:s text:c="9"/>88 | Jeff Johnson <text:s text:c="12"/>| <text:s text:c="2"/>35 | finance <text:s text:c="4"/>| 2025-03-01 |</text:p>
      <text:p text:style-name="Standard">| <text:s text:c="9"/>89 | Amanda Garner <text:s text:c="11"/>| <text:s text:c="2"/>43 | finance <text:s text:c="4"/>| 2024-06-24 |</text:p>
      <text:p text:style-name="Standard">| <text:s text:c="9"/>90 | Marc Booker <text:s text:c="13"/>| <text:s text:c="2"/>39 | hr <text:s text:c="9"/>| 2022-09-07 |</text:p>
      <text:p text:style-name="Standard">| <text:s text:c="9"/>91 | Susan Phillips <text:s text:c="10"/>| <text:s text:c="2"/>65 | finance <text:s text:c="4"/>| 2020-09-17 |</text:p>
      <text:p text:style-name="Standard">| <text:s text:c="9"/>92 | Dwayne West <text:s text:c="13"/>| <text:s text:c="2"/>39 | operations <text:s/>| 2015-09-18 |</text:p>
      <text:p text:style-name="Standard">| <text:s text:c="9"/>94 | Phillip Murray <text:s text:c="10"/>| <text:s text:c="2"/>51 | hr <text:s text:c="9"/>| 2015-09-08 |</text:p>
      <text:p text:style-name="Standard">| <text:s text:c="9"/>95 | Madison Phillips <text:s text:c="8"/>| <text:s text:c="2"/>31 | it <text:s text:c="9"/>| 2021-10-03 |</text:p>
      <text:p text:style-name="Standard">| <text:s text:c="9"/>96 | Barry Banks <text:s text:c="13"/>| <text:s text:c="2"/>49 | sales <text:s text:c="6"/>| 2021-06-30 |</text:p>
      <text:p text:style-name="Standard">| <text:s text:c="9"/>97 | Mark Wilson <text:s text:c="13"/>| <text:s text:c="2"/>37 | sales <text:s text:c="6"/>| 2018-07-15 |</text:p>
      <text:p text:style-name="Standard">| <text:s text:c="9"/>98 | Eric Mitchell <text:s text:c="11"/>| <text:s text:c="2"/>21 | sales <text:s text:c="6"/>| 2023-10-26 |</text:p>
      <text:p text:style-name="Standard">| <text:s text:c="9"/>99 | Robert Coleman <text:s text:c="10"/>| <text:s text:c="2"/>58 | it <text:s text:c="9"/>| 2016-06-17 |</text:p>
      <text:p text:style-name="Standard">| <text:s text:c="8"/>100 | Anthony Ewing <text:s text:c="11"/>| <text:s text:c="2"/>46 | sales <text:s text:c="6"/>| 2022-04-09 |</text:p>
      <text:p text:style-name="Standard">| <text:s text:c="8"/>101 | Alexis Barber <text:s text:c="11"/>| <text:s text:c="2"/>21 | hr <text:s text:c="9"/>| 2020-04-16 |</text:p>
      <text:p text:style-name="Standard">| <text:s text:c="8"/>102 | Jasmine Francis <text:s text:c="9"/>| <text:s text:c="2"/>43 | sales <text:s text:c="6"/>| 2022-05-19 |</text:p>
      <text:p text:style-name="Standard">| <text:s text:c="8"/>103 | David Robinson <text:s text:c="10"/>| <text:s text:c="2"/>49 | engineering | 2024-10-23 |</text:p>
      <text:p text:style-name="Standard">| <text:s text:c="8"/>104 | Timothy Doyle <text:s text:c="11"/>| <text:s text:c="2"/>64 | finance <text:s text:c="4"/>| 2023-12-13 |</text:p>
      <text:p text:style-name="Standard"><text:soft-page-break/>| <text:s text:c="8"/>105 | Mary Malone <text:s text:c="13"/>| <text:s text:c="2"/>53 | marketing <text:s text:c="2"/>| 2024-07-27 |</text:p>
      <text:p text:style-name="Standard">| <text:s text:c="8"/>106 | Tyler Hahn <text:s text:c="14"/>| <text:s text:c="2"/>31 | engineering | 2020-12-26 |</text:p>
      <text:p text:style-name="Standard">| <text:s text:c="8"/>107 | Stephanie Russell <text:s text:c="7"/>| <text:s text:c="2"/>55 | engineering | 2018-01-20 |</text:p>
      <text:p text:style-name="Standard">| <text:s text:c="8"/>108 | Maria Ball <text:s text:c="14"/>| <text:s text:c="2"/>56 | engineering | 2023-07-28 |</text:p>
      <text:p text:style-name="Standard">| <text:s text:c="8"/>109 | Andrea Collins <text:s text:c="10"/>| <text:s text:c="2"/>50 | hr <text:s text:c="9"/>| 2016-06-05 |</text:p>
      <text:p text:style-name="Standard">| <text:s text:c="8"/>111 | Stacy Moreno <text:s text:c="12"/>| <text:s text:c="2"/>58 | marketing <text:s text:c="2"/>| 2020-07-28 |</text:p>
      <text:p text:style-name="Standard">| <text:s text:c="8"/>112 | Cathy Kelly <text:s text:c="13"/>| <text:s text:c="2"/>57 | sales <text:s text:c="6"/>| 2024-09-27 |</text:p>
      <text:p text:style-name="Standard">| <text:s text:c="8"/>113 | Michelle Gonzalez <text:s text:c="7"/>| <text:s text:c="2"/>33 | it <text:s text:c="9"/>| 2018-09-23 |</text:p>
      <text:p text:style-name="Standard">| <text:s text:c="8"/>114 | Christopher Shannon <text:s text:c="5"/>| <text:s text:c="2"/>24 | finance <text:s text:c="4"/>| 2024-07-22 |</text:p>
      <text:p text:style-name="Standard">| <text:s text:c="8"/>115 | Amy Daniels <text:s text:c="13"/>| <text:s text:c="2"/>34 | engineering | 2023-08-20 |</text:p>
      <text:p text:style-name="Standard">| <text:s text:c="8"/>116 | Jose Hebert <text:s text:c="13"/>| <text:s text:c="2"/>60 | marketing <text:s text:c="2"/>| 2020-04-30 |</text:p>
      <text:p text:style-name="Standard">| <text:s text:c="8"/>117 | Christine Pham <text:s text:c="10"/>| <text:s text:c="2"/>37 | operations <text:s/>| 2024-08-13 |</text:p>
      <text:p text:style-name="Standard">| <text:s text:c="8"/>118 | Maria Nolan <text:s text:c="13"/>| <text:s text:c="2"/>56 | engineering | 2021-11-06 |</text:p>
      <text:p text:style-name="Standard">| <text:s text:c="8"/>119 | Mary Robles <text:s text:c="13"/>| <text:s text:c="2"/>54 | sales <text:s text:c="6"/>| 2023-08-24 |</text:p>
      <text:p text:style-name="Standard">| <text:s text:c="8"/>120 | Michelle Fisher <text:s text:c="9"/>| <text:s text:c="2"/>21 | hr <text:s text:c="9"/>| 2020-01-05 |</text:p>
      <text:p text:style-name="Standard">| <text:s text:c="8"/>121 | Lindsey Yoder <text:s text:c="11"/>| <text:s text:c="2"/>21 | operations <text:s/>| 2017-06-05 |</text:p>
      <text:p text:style-name="Standard">| <text:s text:c="8"/>122 | Theresa Taylor <text:s text:c="10"/>| <text:s text:c="2"/>61 | sales <text:s text:c="6"/>| 2017-07-25 |</text:p>
      <text:p text:style-name="Standard">| <text:s text:c="8"/>123 | Kelli Faulkner <text:s text:c="10"/>| <text:s text:c="2"/>25 | sales <text:s text:c="6"/>| 2016-12-10 |</text:p>
      <text:p text:style-name="Standard">| <text:s text:c="8"/>124 | Christina Norman <text:s text:c="8"/>| <text:s text:c="2"/>64 | sales <text:s text:c="6"/>| 2024-04-25 |</text:p>
      <text:p text:style-name="Standard">| <text:s text:c="8"/>125 | Christopher Stein <text:s text:c="7"/>| <text:s text:c="2"/>49 | hr <text:s text:c="9"/>| 2021-04-21 |</text:p>
      <text:p text:style-name="Standard">| <text:s text:c="8"/>126 | Jessica Campbell <text:s text:c="8"/>| <text:s text:c="2"/>20 | it <text:s text:c="9"/>| 2017-09-24 |</text:p>
      <text:p text:style-name="Standard">| <text:s text:c="8"/>127 | Harry Richardson <text:s text:c="8"/>| <text:s text:c="2"/>51 | it <text:s text:c="9"/>| 2018-03-23 |</text:p>
      <text:p text:style-name="Standard">| <text:s text:c="8"/>128 | Madison Fernandez <text:s text:c="7"/>| <text:s text:c="2"/>64 | sales <text:s text:c="6"/>| 2020-09-14 |</text:p>
      <text:p text:style-name="Standard">| <text:s text:c="8"/>129 | Aaron Garcia <text:s text:c="12"/>| <text:s text:c="2"/>30 | engineering | 2024-02-05 |</text:p>
      <text:p text:style-name="Standard">| <text:s text:c="8"/>130 | Stephanie Holland <text:s text:c="7"/>| <text:s text:c="2"/>49 | hr <text:s text:c="9"/>| 2024-09-16 |</text:p>
      <text:p text:style-name="Standard">| <text:s text:c="8"/>131 | Ann Pierce <text:s text:c="14"/>| <text:s text:c="2"/>46 | operations <text:s/>| 2025-03-02 |</text:p>
      <text:p text:style-name="Standard">| <text:s text:c="8"/>132 | Jean Fuller <text:s text:c="13"/>| <text:s text:c="2"/>58 | marketing <text:s text:c="2"/>| 2020-05-08 |</text:p>
      <text:p text:style-name="Standard">| <text:s text:c="8"/>133 | Jessica Smith <text:s text:c="11"/>| <text:s text:c="2"/>41 | operations <text:s/>| 2015-08-17 |</text:p>
      <text:p text:style-name="Standard">| <text:s text:c="8"/>134 | Michael David <text:s text:c="11"/>| <text:s text:c="2"/>62 | sales <text:s text:c="6"/>| 2021-05-05 |</text:p>
      <text:p text:style-name="Standard">| <text:s text:c="8"/>135 | Justin Ramirez <text:s text:c="10"/>| <text:s text:c="2"/>44 | sales <text:s text:c="6"/>| 2020-06-25 |</text:p>
      <text:p text:style-name="Standard">| <text:s text:c="8"/>136 | Troy Mooney <text:s text:c="13"/>| <text:s text:c="2"/>46 | hr <text:s text:c="9"/>| 2023-12-27 |</text:p>
      <text:p text:style-name="Standard">| <text:s text:c="8"/>137 | Stephen Barnett <text:s text:c="9"/>| <text:s text:c="2"/>61 | finance <text:s text:c="4"/>| 2024-08-22 |</text:p>
      <text:p text:style-name="Standard">| <text:s text:c="8"/>138 | Leslie Webb <text:s text:c="13"/>| <text:s text:c="2"/>48 | hr <text:s text:c="9"/>| 2023-10-21 |</text:p>
      <text:p text:style-name="Standard">| <text:s text:c="8"/>139 | Sherry Schroeder <text:s text:c="8"/>| <text:s text:c="2"/>29 | hr <text:s text:c="9"/>| 2016-12-03 |</text:p>
      <text:p text:style-name="Standard">| <text:s text:c="8"/>140 | Paul Walker <text:s text:c="13"/>| <text:s text:c="2"/>41 | operations <text:s/>| 2024-01-27 |</text:p>
      <text:p text:style-name="Standard">| <text:s text:c="8"/>141 | Steven Cantrell <text:s text:c="9"/>| <text:s text:c="2"/>51 | operations <text:s/>| 2015-12-01 |</text:p>
      <text:p text:style-name="Standard">| <text:s text:c="8"/>142 | Travis Holmes <text:s text:c="11"/>| <text:s text:c="2"/>34 | it <text:s text:c="9"/>| 2021-05-05 |</text:p>
      <text:p text:style-name="Standard">| <text:s text:c="8"/>143 | Jennifer Reed <text:s text:c="11"/>| <text:s text:c="2"/>26 | sales <text:s text:c="6"/>| 2022-04-29 |</text:p>
      <text:p text:style-name="Standard">| <text:s text:c="8"/>144 | Courtney Mullins <text:s text:c="8"/>| <text:s text:c="2"/>23 | engineering | 2022-09-06 |</text:p>
      <text:p text:style-name="Standard">| <text:s text:c="8"/>145 | Amber Webb <text:s text:c="14"/>| <text:s text:c="2"/>31 | finance <text:s text:c="4"/>| 2018-03-22 |</text:p>
      <text:p text:style-name="Standard">| <text:s text:c="8"/>146 | James Williams <text:s text:c="10"/>| <text:s text:c="2"/>51 | marketing <text:s text:c="2"/>| 2019-03-27 |</text:p>
      <text:p text:style-name="Standard">| <text:s text:c="8"/>147 | David Mclaughlin <text:s text:c="8"/>| <text:s text:c="2"/>20 | operations <text:s/>| 2022-05-24 |</text:p>
      <text:p text:style-name="Standard">| <text:s text:c="8"/>148 | Heather Jones <text:s text:c="11"/>| <text:s text:c="2"/>57 | engineering | 2018-10-10 |</text:p>
      <text:p text:style-name="Standard">| <text:s text:c="8"/>149 | Amber Stewart <text:s text:c="11"/>| <text:s text:c="2"/>44 | operations <text:s/>| 2020-09-18 |</text:p>
      <text:p text:style-name="Standard">| <text:s text:c="8"/>150 | James Anderson <text:s text:c="10"/>| <text:s text:c="2"/>38 | hr <text:s text:c="9"/>| 2019-04-20 |</text:p>
      <text:p text:style-name="Standard">| <text:s text:c="8"/>151 | Zachary Taylor <text:s text:c="10"/>| <text:s text:c="2"/>23 | marketing <text:s text:c="2"/>| 2024-01-11 |</text:p>
      <text:p text:style-name="Standard">| <text:s text:c="8"/>152 | Susan Moreno <text:s text:c="12"/>| <text:s text:c="2"/>42 | finance <text:s text:c="4"/>| 2024-07-24 |</text:p>
      <text:p text:style-name="Standard">| <text:s text:c="8"/>153 | Kathy Foster <text:s text:c="12"/>| <text:s text:c="2"/>28 | it <text:s text:c="9"/>| 2015-09-25 |</text:p>
      <text:p text:style-name="Standard">| <text:s text:c="8"/>154 | Olivia Andrews <text:s text:c="10"/>| <text:s text:c="2"/>22 | marketing <text:s text:c="2"/>| 2021-05-03 |</text:p>
      <text:p text:style-name="Standard">| <text:s text:c="8"/>155 | Cheryl Dickerson <text:s text:c="8"/>| <text:s text:c="2"/>32 | finance <text:s text:c="4"/>| 2016-08-12 |</text:p>
      <text:p text:style-name="Standard">| <text:s text:c="8"/>156 | Bradley Mcbride <text:s text:c="9"/>| <text:s text:c="2"/>30 | engineering | 2016-09-17 |</text:p>
      <text:p text:style-name="Standard">| <text:s text:c="8"/>157 | Cassandra Mercer <text:s text:c="8"/>| <text:s text:c="2"/>27 | sales <text:s text:c="6"/>| 2018-09-22 |</text:p>
      <text:p text:style-name="Standard"><text:soft-page-break/>| <text:s text:c="8"/>158 | David Arnold <text:s text:c="12"/>| <text:s text:c="2"/>45 | operations <text:s/>| 2019-05-19 |</text:p>
      <text:p text:style-name="Standard">| <text:s text:c="8"/>159 | Karen Adams <text:s text:c="13"/>| <text:s text:c="2"/>49 | engineering | 2021-10-10 |</text:p>
      <text:p text:style-name="Standard">| <text:s text:c="8"/>160 | Laura Kennedy <text:s text:c="11"/>| <text:s text:c="2"/>26 | it <text:s text:c="9"/>| 2016-12-26 |</text:p>
      <text:p text:style-name="Standard">| <text:s text:c="8"/>161 | Heather Morales <text:s text:c="9"/>| <text:s text:c="2"/>59 | finance <text:s text:c="4"/>| 2017-10-11 |</text:p>
      <text:p text:style-name="Standard">| <text:s text:c="8"/>162 | Sandy Johnson <text:s text:c="11"/>| <text:s text:c="2"/>27 | finance <text:s text:c="4"/>| 2024-12-29 |</text:p>
      <text:p text:style-name="Standard">| <text:s text:c="8"/>163 | Stacy Hartman <text:s text:c="11"/>| <text:s text:c="2"/>35 | marketing <text:s text:c="2"/>| 2018-07-11 |</text:p>
      <text:p text:style-name="Standard">| <text:s text:c="8"/>164 | Ian Norman <text:s text:c="14"/>| <text:s text:c="2"/>54 | sales <text:s text:c="6"/>| 2024-12-01 |</text:p>
      <text:p text:style-name="Standard">| <text:s text:c="8"/>165 | Chelsea King <text:s text:c="12"/>| <text:s text:c="2"/>59 | sales <text:s text:c="6"/>| 2016-01-14 |</text:p>
      <text:p text:style-name="Standard">| <text:s text:c="8"/>166 | Jeffrey Silva <text:s text:c="11"/>| <text:s text:c="2"/>35 | operations <text:s/>| 2024-08-26 |</text:p>
      <text:p text:style-name="Standard">| <text:s text:c="8"/>167 | Stephanie Butler <text:s text:c="8"/>| <text:s text:c="2"/>23 | sales <text:s text:c="6"/>| 2024-06-17 |</text:p>
      <text:p text:style-name="Standard">| <text:s text:c="8"/>168 | Jose Preston <text:s text:c="12"/>| <text:s text:c="2"/>25 | it <text:s text:c="9"/>| 2019-02-08 |</text:p>
      <text:p text:style-name="Standard">| <text:s text:c="8"/>170 | Karen Alexander <text:s text:c="9"/>| <text:s text:c="2"/>57 | finance <text:s text:c="4"/>| 2024-08-30 |</text:p>
      <text:p text:style-name="Standard">| <text:s text:c="8"/>171 | Noah Cole <text:s text:c="15"/>| <text:s text:c="2"/>37 | operations <text:s/>| 2022-06-11 |</text:p>
      <text:p text:style-name="Standard">| <text:s text:c="8"/>172 | Tonya Chavez <text:s text:c="12"/>| <text:s text:c="2"/>21 | finance <text:s text:c="4"/>| 2016-07-16 |</text:p>
      <text:p text:style-name="Standard">| <text:s text:c="8"/>173 | Nancy Davidson <text:s text:c="10"/>| <text:s text:c="2"/>31 | engineering | 2019-06-09 |</text:p>
      <text:p text:style-name="Standard">| <text:s text:c="8"/>174 | Frank Figueroa <text:s text:c="10"/>| <text:s text:c="2"/>50 | sales <text:s text:c="6"/>| 2020-10-13 |</text:p>
      <text:p text:style-name="Standard">| <text:s text:c="8"/>175 | Richard Barnes <text:s text:c="10"/>| <text:s text:c="2"/>22 | it <text:s text:c="9"/>| 2022-07-05 |</text:p>
      <text:p text:style-name="Standard">| <text:s text:c="8"/>176 | Steven Saunders <text:s text:c="9"/>| <text:s text:c="2"/>23 | sales <text:s text:c="6"/>| 2019-08-17 |</text:p>
      <text:p text:style-name="Standard">| <text:s text:c="8"/>177 | Alex Suarez <text:s text:c="13"/>| <text:s text:c="2"/>25 | engineering | 2024-08-03 |</text:p>
      <text:p text:style-name="Standard">| <text:s text:c="8"/>178 | Robert Hayden <text:s text:c="11"/>| <text:s text:c="2"/>40 | sales <text:s text:c="6"/>| 2016-05-28 |</text:p>
      <text:p text:style-name="Standard">| <text:s text:c="8"/>180 | Sarah Gomez <text:s text:c="13"/>| <text:s text:c="2"/>34 | sales <text:s text:c="6"/>| 2019-05-02 |</text:p>
      <text:p text:style-name="Standard">| <text:s text:c="8"/>181 | Catherine Wolfe <text:s text:c="9"/>| <text:s text:c="2"/>62 | engineering | 2020-01-08 |</text:p>
      <text:p text:style-name="Standard">| <text:s text:c="8"/>182 | Jose Harris <text:s text:c="13"/>| <text:s text:c="2"/>25 | sales <text:s text:c="6"/>| 2021-10-26 |</text:p>
      <text:p text:style-name="Standard">| <text:s text:c="8"/>183 | Mr. James Trujillo <text:s text:c="6"/>| <text:s text:c="2"/>57 | marketing <text:s text:c="2"/>| 2016-08-02 |</text:p>
      <text:p text:style-name="Standard">| <text:s text:c="8"/>184 | Troy Thompson <text:s text:c="11"/>| <text:s text:c="2"/>47 | operations <text:s/>| 2017-09-12 |</text:p>
      <text:p text:style-name="Standard">| <text:s text:c="8"/>185 | Krista Young <text:s text:c="12"/>| <text:s text:c="2"/>52 | finance <text:s text:c="4"/>| 2017-11-04 |</text:p>
      <text:p text:style-name="Standard">| <text:s text:c="8"/>186 | Paul Yu <text:s text:c="17"/>| <text:s text:c="2"/>55 | engineering | 2024-07-10 |</text:p>
      <text:p text:style-name="Standard">| <text:s text:c="8"/>187 | Lauren Cowan <text:s text:c="12"/>| <text:s text:c="2"/>55 | operations <text:s/>| 2024-12-12 |</text:p>
      <text:p text:style-name="Standard">| <text:s text:c="8"/>188 | Ashley Owens <text:s text:c="12"/>| <text:s text:c="2"/>64 | engineering | 2023-05-03 |</text:p>
      <text:p text:style-name="Standard">| <text:s text:c="8"/>189 | Cheryl Williams <text:s text:c="9"/>| <text:s text:c="2"/>42 | hr <text:s text:c="9"/>| 2016-04-29 |</text:p>
      <text:p text:style-name="Standard">| <text:s text:c="8"/>191 | Marissa Garcia <text:s text:c="10"/>| <text:s text:c="2"/>40 | operations <text:s/>| 2016-05-17 |</text:p>
      <text:p text:style-name="Standard">| <text:s text:c="8"/>192 | Victor Clark <text:s text:c="12"/>| <text:s text:c="2"/>23 | it <text:s text:c="9"/>| 2019-09-05 |</text:p>
      <text:p text:style-name="Standard">| <text:s text:c="8"/>193 | Jason Smith <text:s text:c="13"/>| <text:s text:c="2"/>46 | engineering | 2019-10-29 |</text:p>
      <text:p text:style-name="Standard">| <text:s text:c="8"/>194 | Holly Pollard <text:s text:c="11"/>| <text:s text:c="2"/>63 | it <text:s text:c="9"/>| 2016-09-20 |</text:p>
      <text:p text:style-name="Standard">| <text:s text:c="8"/>195 | Ryan Chandler <text:s text:c="11"/>| <text:s text:c="2"/>23 | hr <text:s text:c="9"/>| 2020-12-02 |</text:p>
      <text:p text:style-name="Standard">| <text:s text:c="8"/>196 | Jennifer Ingram <text:s text:c="9"/>| <text:s text:c="2"/>38 | engineering | 2021-02-01 |</text:p>
      <text:p text:style-name="Standard">| <text:s text:c="8"/>197 | Jeffery Harrison <text:s text:c="8"/>| <text:s text:c="2"/>54 | it <text:s text:c="9"/>| 2019-11-29 |</text:p>
      <text:p text:style-name="Standard">| <text:s text:c="8"/>198 | Erin Atkinson <text:s text:c="11"/>| <text:s text:c="2"/>45 | operations <text:s/>| 2015-08-20 |</text:p>
      <text:p text:style-name="Standard">| <text:s text:c="8"/>199 | Debbie Kemp <text:s text:c="13"/>| <text:s text:c="2"/>47 | marketing <text:s text:c="2"/>| 2020-12-03 |</text:p>
      <text:p text:style-name="Standard">| <text:s text:c="8"/>200 | Haley Lowe <text:s text:c="14"/>| <text:s text:c="2"/>30 | operations <text:s/>| 2022-12-12 |</text:p>
      <text:p text:style-name="Standard">| <text:s text:c="8"/>201 | Sherri Mason <text:s text:c="12"/>| <text:s text:c="2"/>26 | finance <text:s text:c="4"/>| 2018-05-02 |</text:p>
      <text:p text:style-name="Standard">| <text:s text:c="8"/>202 | Gabriela Jackson <text:s text:c="8"/>| <text:s text:c="2"/>34 | engineering | 2022-03-04 |</text:p>
      <text:p text:style-name="Standard">| <text:s text:c="8"/>203 | Timothy Adams <text:s text:c="11"/>| <text:s text:c="2"/>42 | engineering | 2017-11-16 |</text:p>
      <text:p text:style-name="Standard">| <text:s text:c="8"/>204 | Joseph Wise <text:s text:c="13"/>| <text:s text:c="2"/>32 | finance <text:s text:c="4"/>| 2019-03-03 |</text:p>
      <text:p text:style-name="Standard">| <text:s text:c="8"/>205 | Mark Williams <text:s text:c="11"/>| <text:s text:c="2"/>51 | sales <text:s text:c="6"/>| 2021-01-22 |</text:p>
      <text:p text:style-name="Standard">| <text:s text:c="8"/>206 | Michael Velasquez <text:s text:c="7"/>| <text:s text:c="2"/>60 | marketing <text:s text:c="2"/>| 2024-03-03 |</text:p>
      <text:p text:style-name="Standard">| <text:s text:c="8"/>207 | Julie Henderson <text:s text:c="9"/>| <text:s text:c="2"/>60 | engineering | 2016-05-07 |</text:p>
      <text:p text:style-name="Standard">| <text:s text:c="8"/>208 | Ashley Hines <text:s text:c="12"/>| <text:s text:c="2"/>22 | hr <text:s text:c="9"/>| 2021-05-13 |</text:p>
      <text:p text:style-name="Standard">| <text:s text:c="8"/>211 | Heather Price <text:s text:c="11"/>| <text:s text:c="2"/>48 | hr <text:s text:c="9"/>| 2018-02-15 |</text:p>
      <text:p text:style-name="Standard">| <text:s text:c="8"/>212 | Cathy Smith <text:s text:c="13"/>| <text:s text:c="2"/>22 | finance <text:s text:c="4"/>| 2019-09-12 |</text:p>
      <text:p text:style-name="Standard">| <text:s text:c="8"/>213 | Angela Williams DDS <text:s text:c="5"/>| <text:s text:c="2"/>38 | sales <text:s text:c="6"/>| 2023-01-08 |</text:p>
      <text:p text:style-name="Standard">| <text:s text:c="8"/>214 | Carrie House <text:s text:c="12"/>| <text:s text:c="2"/>24 | engineering | 2018-05-21 |</text:p>
      <text:p text:style-name="Standard"><text:soft-page-break/>| <text:s text:c="8"/>215 | Alison Ramirez <text:s text:c="10"/>| <text:s text:c="2"/>62 | marketing <text:s text:c="2"/>| 2021-12-23 |</text:p>
      <text:p text:style-name="Standard">| <text:s text:c="8"/>216 | Mary Lewis <text:s text:c="14"/>| <text:s text:c="2"/>61 | it <text:s text:c="9"/>| 2024-12-30 |</text:p>
      <text:p text:style-name="Standard">| <text:s text:c="8"/>217 | Nicole White <text:s text:c="12"/>| <text:s text:c="2"/>61 | operations <text:s/>| 2017-02-15 |</text:p>
      <text:p text:style-name="Standard">| <text:s text:c="8"/>218 | Jessica Williams <text:s text:c="8"/>| <text:s text:c="2"/>53 | hr <text:s text:c="9"/>| 2024-05-15 |</text:p>
      <text:p text:style-name="Standard">| <text:s text:c="8"/>219 | Rhonda Garcia <text:s text:c="11"/>| <text:s text:c="2"/>33 | engineering | 2017-11-30 |</text:p>
      <text:p text:style-name="Standard">| <text:s text:c="8"/>221 | Henry Stewart <text:s text:c="11"/>| <text:s text:c="2"/>59 | finance <text:s text:c="4"/>| 2021-01-25 |</text:p>
      <text:p text:style-name="Standard">| <text:s text:c="8"/>222 | Luis Wiley <text:s text:c="14"/>| <text:s text:c="2"/>30 | it <text:s text:c="9"/>| 2017-08-02 |</text:p>
      <text:p text:style-name="Standard">| <text:s text:c="8"/>223 | George Cook <text:s text:c="13"/>| <text:s text:c="2"/>38 | operations <text:s/>| 2019-07-21 |</text:p>
      <text:p text:style-name="Standard">| <text:s text:c="8"/>224 | Kimberly Hood <text:s text:c="11"/>| <text:s text:c="2"/>50 | operations <text:s/>| 2017-09-13 |</text:p>
      <text:p text:style-name="Standard">| <text:s text:c="8"/>225 | Kevin Burgess <text:s text:c="11"/>| <text:s text:c="2"/>38 | operations <text:s/>| 2019-08-21 |</text:p>
      <text:p text:style-name="Standard">| <text:s text:c="8"/>226 | Martha Flores <text:s text:c="11"/>| <text:s text:c="2"/>28 | operations <text:s/>| 2018-03-06 |</text:p>
      <text:p text:style-name="Standard">| <text:s text:c="8"/>227 | Crystal Graves <text:s text:c="10"/>| <text:s text:c="2"/>26 | it <text:s text:c="9"/>| 2017-12-26 |</text:p>
      <text:p text:style-name="Standard">| <text:s text:c="8"/>228 | Emily Hall <text:s text:c="14"/>| <text:s text:c="2"/>52 | finance <text:s text:c="4"/>| 2019-10-19 |</text:p>
      <text:p text:style-name="Standard">| <text:s text:c="8"/>229 | Brittany Smith <text:s text:c="10"/>| <text:s text:c="2"/>21 | sales <text:s text:c="6"/>| 2018-09-01 |</text:p>
      <text:p text:style-name="Standard">| <text:s text:c="8"/>230 | Donna Blackburn <text:s text:c="9"/>| <text:s text:c="2"/>43 | finance <text:s text:c="4"/>| 2025-04-30 |</text:p>
      <text:p text:style-name="Standard">| <text:s text:c="8"/>231 | Joseph Cabrera <text:s text:c="10"/>| <text:s text:c="2"/>29 | finance <text:s text:c="4"/>| 2025-01-18 |</text:p>
      <text:p text:style-name="Standard">| <text:s text:c="8"/>232 | Cynthia James <text:s text:c="11"/>| <text:s text:c="2"/>65 | sales <text:s text:c="6"/>| 2024-02-14 |</text:p>
      <text:p text:style-name="Standard">| <text:s text:c="8"/>233 | Julia Hall <text:s text:c="14"/>| <text:s text:c="2"/>55 | it <text:s text:c="9"/>| 2021-10-18 |</text:p>
      <text:p text:style-name="Standard">| <text:s text:c="8"/>234 | Michael Davis <text:s text:c="11"/>| <text:s text:c="2"/>35 | sales <text:s text:c="6"/>| 2018-10-05 |</text:p>
      <text:p text:style-name="Standard">| <text:s text:c="8"/>235 | Jennifer Adams <text:s text:c="10"/>| <text:s text:c="2"/>54 | hr <text:s text:c="9"/>| 2019-05-18 |</text:p>
      <text:p text:style-name="Standard">| <text:s text:c="8"/>237 | Timothy Hamilton <text:s text:c="8"/>| <text:s text:c="2"/>53 | marketing <text:s text:c="2"/>| 2018-06-12 |</text:p>
      <text:p text:style-name="Standard">| <text:s text:c="8"/>238 | David Holmes <text:s text:c="12"/>| <text:s text:c="2"/>60 | sales <text:s text:c="6"/>| 2025-05-23 |</text:p>
      <text:p text:style-name="Standard">| <text:s text:c="8"/>239 | Kyle Cisneros <text:s text:c="11"/>| <text:s text:c="2"/>62 | it <text:s text:c="9"/>| 2016-09-22 |</text:p>
      <text:p text:style-name="Standard">| <text:s text:c="8"/>240 | David Brown <text:s text:c="13"/>| <text:s text:c="2"/>42 | marketing <text:s text:c="2"/>| 2021-11-19 |</text:p>
      <text:p text:style-name="Standard">| <text:s text:c="8"/>241 | Alexandria Mason <text:s text:c="8"/>| <text:s text:c="2"/>50 | it <text:s text:c="9"/>| 2016-07-10 |</text:p>
      <text:p text:style-name="Standard">| <text:s text:c="8"/>242 | Joseph Guerrero <text:s text:c="9"/>| <text:s text:c="2"/>22 | engineering | 2024-12-14 |</text:p>
      <text:p text:style-name="Standard">| <text:s text:c="8"/>243 | James Goodman <text:s text:c="11"/>| <text:s text:c="2"/>39 | marketing <text:s text:c="2"/>| 2022-09-23 |</text:p>
      <text:p text:style-name="Standard">| <text:s text:c="8"/>244 | Keith Wilson <text:s text:c="12"/>| <text:s text:c="2"/>38 | engineering | 2018-01-03 |</text:p>
      <text:p text:style-name="Standard">| <text:s text:c="8"/>245 | Shannon Waters <text:s text:c="10"/>| <text:s text:c="2"/>47 | sales <text:s text:c="6"/>| 2024-05-11 |</text:p>
      <text:p text:style-name="Standard">| <text:s text:c="8"/>246 | Nicholas Ibarra <text:s text:c="9"/>| <text:s text:c="2"/>51 | engineering | 2017-07-03 |</text:p>
      <text:p text:style-name="Standard">| <text:s text:c="8"/>248 | Kristen Gregory <text:s text:c="9"/>| <text:s text:c="2"/>38 | engineering | 2025-02-07 |</text:p>
      <text:p text:style-name="Standard">| <text:s text:c="8"/>249 | Carol Carter <text:s text:c="12"/>| <text:s text:c="2"/>42 | marketing <text:s text:c="2"/>| 2018-12-06 |</text:p>
      <text:p text:style-name="Standard">| <text:s text:c="8"/>251 | Donna Hill <text:s text:c="14"/>| <text:s text:c="2"/>63 | operations <text:s/>| 2015-10-25 |</text:p>
      <text:p text:style-name="Standard">| <text:s text:c="8"/>252 | Katie Barnes <text:s text:c="12"/>| <text:s text:c="2"/>56 | hr <text:s text:c="9"/>| 2016-03-01 |</text:p>
      <text:p text:style-name="Standard">| <text:s text:c="8"/>253 | Benjamin Steele <text:s text:c="9"/>| <text:s text:c="2"/>56 | finance <text:s text:c="4"/>| 2025-07-12 |</text:p>
      <text:p text:style-name="Standard">| <text:s text:c="8"/>254 | Phillip Bailey <text:s text:c="10"/>| <text:s text:c="2"/>31 | sales <text:s text:c="6"/>| 2015-07-31 |</text:p>
      <text:p text:style-name="Standard">| <text:s text:c="8"/>255 | Paul Calderon <text:s text:c="11"/>| <text:s text:c="2"/>33 | marketing <text:s text:c="2"/>| 2022-04-06 |</text:p>
      <text:p text:style-name="Standard">| <text:s text:c="8"/>256 | Cory Franklin <text:s text:c="11"/>| <text:s text:c="2"/>24 | sales <text:s text:c="6"/>| 2020-04-06 |</text:p>
      <text:p text:style-name="Standard">| <text:s text:c="8"/>257 | Brandon Farmer <text:s text:c="10"/>| <text:s text:c="2"/>40 | it <text:s text:c="9"/>| 2016-05-18 |</text:p>
      <text:p text:style-name="Standard">| <text:s text:c="8"/>258 | Carolyn Gonzalez <text:s text:c="8"/>| <text:s text:c="2"/>65 | it <text:s text:c="9"/>| 2024-07-23 |</text:p>
      <text:p text:style-name="Standard">| <text:s text:c="8"/>259 | Robert Jackson <text:s text:c="10"/>| <text:s text:c="2"/>32 | operations <text:s/>| 2021-05-29 |</text:p>
      <text:p text:style-name="Standard">| <text:s text:c="8"/>260 | Christopher Bush <text:s text:c="8"/>| <text:s text:c="2"/>43 | sales <text:s text:c="6"/>| 2022-01-27 |</text:p>
      <text:p text:style-name="Standard">| <text:s text:c="8"/>261 | Heather Smith <text:s text:c="11"/>| <text:s text:c="2"/>65 | it <text:s text:c="9"/>| 2024-03-02 |</text:p>
      <text:p text:style-name="Standard">| <text:s text:c="8"/>262 | Janet Hatfield <text:s text:c="10"/>| <text:s text:c="2"/>40 | it <text:s text:c="9"/>| 2024-11-24 |</text:p>
      <text:p text:style-name="Standard">| <text:s text:c="8"/>263 | Nicole Stevens <text:s text:c="10"/>| <text:s text:c="2"/>55 | it <text:s text:c="9"/>| 2022-12-31 |</text:p>
      <text:p text:style-name="Standard">| <text:s text:c="8"/>264 | Robert Williams <text:s text:c="9"/>| <text:s text:c="2"/>27 | marketing <text:s text:c="2"/>| 2020-11-05 |</text:p>
      <text:p text:style-name="Standard">| <text:s text:c="8"/>265 | Nathan Hurley <text:s text:c="11"/>| <text:s text:c="2"/>42 | marketing <text:s text:c="2"/>| 2015-11-23 |</text:p>
      <text:p text:style-name="Standard">| <text:s text:c="8"/>266 | Chad Davis <text:s text:c="14"/>| <text:s text:c="2"/>28 | it <text:s text:c="9"/>| 2020-10-12 |</text:p>
      <text:p text:style-name="Standard">| <text:s text:c="8"/>267 | Susan Lynch <text:s text:c="13"/>| <text:s text:c="2"/>29 | finance <text:s text:c="4"/>| 2024-06-19 |</text:p>
      <text:p text:style-name="Standard">| <text:s text:c="8"/>268 | Tyler Simmons <text:s text:c="11"/>| <text:s text:c="2"/>21 | hr <text:s text:c="9"/>| 2016-09-27 |</text:p>
      <text:p text:style-name="Standard">| <text:s text:c="8"/>269 | Charles Herrera <text:s text:c="9"/>| <text:s text:c="2"/>56 | sales <text:s text:c="6"/>| 2015-11-27 |</text:p>
      <text:p text:style-name="Standard">| <text:s text:c="8"/>270 | William Anderson <text:s text:c="8"/>| <text:s text:c="2"/>39 | sales <text:s text:c="6"/>| 2018-11-25 |</text:p>
      <text:p text:style-name="Standard"><text:soft-page-break/>| <text:s text:c="8"/>271 | Dustin Davenport <text:s text:c="8"/>| <text:s text:c="2"/>64 | hr <text:s text:c="9"/>| 2022-06-17 |</text:p>
      <text:p text:style-name="Standard">| <text:s text:c="8"/>272 | Angela Green <text:s text:c="12"/>| <text:s text:c="2"/>29 | engineering | 2022-08-04 |</text:p>
      <text:p text:style-name="Standard">| <text:s text:c="8"/>273 | Andrea Singleton <text:s text:c="8"/>| <text:s text:c="2"/>43 | marketing <text:s text:c="2"/>| 2023-12-19 |</text:p>
      <text:p text:style-name="Standard">| <text:s text:c="8"/>274 | Amy Morton <text:s text:c="14"/>| <text:s text:c="2"/>26 | hr <text:s text:c="9"/>| 2023-12-07 |</text:p>
      <text:p text:style-name="Standard">| <text:s text:c="8"/>275 | Michelle Wheeler <text:s text:c="8"/>| <text:s text:c="2"/>30 | operations <text:s/>| 2017-06-05 |</text:p>
      <text:p text:style-name="Standard">| <text:s text:c="8"/>276 | Matthew Nunez <text:s text:c="11"/>| <text:s text:c="2"/>52 | sales <text:s text:c="6"/>| 2023-03-21 |</text:p>
      <text:p text:style-name="Standard">| <text:s text:c="8"/>277 | Aaron Lopez <text:s text:c="13"/>| <text:s text:c="2"/>35 | finance <text:s text:c="4"/>| 2024-11-03 |</text:p>
      <text:p text:style-name="Standard">| <text:s text:c="8"/>278 | Danielle Ortiz <text:s text:c="10"/>| <text:s text:c="2"/>63 | sales <text:s text:c="6"/>| 2017-05-28 |</text:p>
      <text:p text:style-name="Standard">| <text:s text:c="8"/>279 | Joseph Nunez <text:s text:c="12"/>| <text:s text:c="2"/>36 | it <text:s text:c="9"/>| 2021-09-09 |</text:p>
      <text:p text:style-name="Standard">| <text:s text:c="8"/>280 | Patricia Vazquez <text:s text:c="8"/>| <text:s text:c="2"/>43 | marketing <text:s text:c="2"/>| 2024-11-12 |</text:p>
      <text:p text:style-name="Standard">| <text:s text:c="8"/>281 | Patricia Abbott <text:s text:c="9"/>| <text:s text:c="2"/>59 | it <text:s text:c="9"/>| 2022-11-15 |</text:p>
      <text:p text:style-name="Standard">| <text:s text:c="8"/>282 | Katie Ponce <text:s text:c="13"/>| <text:s text:c="2"/>55 | engineering | 2016-01-13 |</text:p>
      <text:p text:style-name="Standard">| <text:s text:c="8"/>284 | Miranda Martin <text:s text:c="10"/>| <text:s text:c="2"/>40 | marketing <text:s text:c="2"/>| 2017-06-11 |</text:p>
      <text:p text:style-name="Standard">| <text:s text:c="8"/>285 | Alex Wells <text:s text:c="14"/>| <text:s text:c="2"/>52 | operations <text:s/>| 2021-02-07 |</text:p>
      <text:p text:style-name="Standard">| <text:s text:c="8"/>287 | Michele Erickson <text:s text:c="8"/>| <text:s text:c="2"/>64 | it <text:s text:c="9"/>| 2020-09-24 |</text:p>
      <text:p text:style-name="Standard">| <text:s text:c="8"/>288 | Thomas Wilson <text:s text:c="11"/>| <text:s text:c="2"/>57 | marketing <text:s text:c="2"/>| 2016-03-31 |</text:p>
      <text:p text:style-name="Standard">| <text:s text:c="8"/>289 | Nicholas Kaiser <text:s text:c="9"/>| <text:s text:c="2"/>59 | operations <text:s/>| 2017-02-02 |</text:p>
      <text:p text:style-name="Standard">| <text:s text:c="8"/>290 | Crystal Garcia <text:s text:c="10"/>| <text:s text:c="2"/>27 | finance <text:s text:c="4"/>| 2023-11-06 |</text:p>
      <text:p text:style-name="Standard">| <text:s text:c="8"/>291 | Ryan Allen <text:s text:c="14"/>| <text:s text:c="2"/>46 | marketing <text:s text:c="2"/>| 2020-08-05 |</text:p>
      <text:p text:style-name="Standard">| <text:s text:c="8"/>293 | Pamela Carr <text:s text:c="13"/>| <text:s text:c="2"/>40 | finance <text:s text:c="4"/>| 2017-08-26 |</text:p>
      <text:p text:style-name="Standard">| <text:s text:c="8"/>294 | Tara Jackson <text:s text:c="12"/>| <text:s text:c="2"/>63 | it <text:s text:c="9"/>| 2019-05-29 |</text:p>
      <text:p text:style-name="Standard">| <text:s text:c="8"/>295 | Robert Bautista <text:s text:c="9"/>| <text:s text:c="2"/>39 | finance <text:s text:c="4"/>| 2019-05-09 |</text:p>
      <text:p text:style-name="Standard">| <text:s text:c="8"/>296 | Jimmy Jones <text:s text:c="13"/>| <text:s text:c="2"/>51 | engineering | 2020-09-29 |</text:p>
      <text:p text:style-name="Standard">| <text:s text:c="8"/>297 | Beth Castillo <text:s text:c="11"/>| <text:s text:c="2"/>56 | it <text:s text:c="9"/>| 2016-12-17 |</text:p>
      <text:p text:style-name="Standard">| <text:s text:c="8"/>298 | Lawrence Blake <text:s text:c="10"/>| <text:s text:c="2"/>29 | engineering | 2018-04-18 |</text:p>
      <text:p text:style-name="Standard">| <text:s text:c="8"/>299 | Richard Williams <text:s text:c="8"/>| <text:s text:c="2"/>61 | engineering | 2019-09-08 |</text:p>
      <text:p text:style-name="Standard">| <text:s text:c="8"/>300 | Sara Mcdonald <text:s text:c="11"/>| <text:s text:c="2"/>37 | finance <text:s text:c="4"/>| 2017-06-08 |</text:p>
      <text:p text:style-name="Standard">| <text:s text:c="8"/>302 | Jeffery Meadows <text:s text:c="9"/>| <text:s text:c="2"/>28 | hr <text:s text:c="9"/>| 2022-07-15 |</text:p>
      <text:p text:style-name="Standard">| <text:s text:c="8"/>303 | Patrick Bailey <text:s text:c="10"/>| <text:s text:c="2"/>50 | sales <text:s text:c="6"/>| 2022-05-28 |</text:p>
      <text:p text:style-name="Standard">| <text:s text:c="8"/>305 | Julie Scott <text:s text:c="13"/>| <text:s text:c="2"/>31 | sales <text:s text:c="6"/>| 2020-11-12 |</text:p>
      <text:p text:style-name="Standard">| <text:s text:c="8"/>306 | Megan Gonzalez <text:s text:c="10"/>| <text:s text:c="2"/>51 | finance <text:s text:c="4"/>| 2016-02-25 |</text:p>
      <text:p text:style-name="Standard">| <text:s text:c="8"/>308 | Jonathan Davenport Jr. <text:s text:c="2"/>| <text:s text:c="2"/>54 | marketing <text:s text:c="2"/>| 2023-11-20 |</text:p>
      <text:p text:style-name="Standard">| <text:s text:c="8"/>309 | Dakota Hahn <text:s text:c="13"/>| <text:s text:c="2"/>27 | engineering | 2023-07-03 |</text:p>
      <text:p text:style-name="Standard">| <text:s text:c="8"/>310 | Shane Myers <text:s text:c="13"/>| <text:s text:c="2"/>41 | operations <text:s/>| 2018-05-09 |</text:p>
      <text:p text:style-name="Standard">| <text:s text:c="8"/>311 | Larry Fuller <text:s text:c="12"/>| <text:s text:c="2"/>60 | sales <text:s text:c="6"/>| 2018-07-23 |</text:p>
      <text:p text:style-name="Standard">| <text:s text:c="8"/>312 | Kristine Holmes <text:s text:c="9"/>| <text:s text:c="2"/>28 | sales <text:s text:c="6"/>| 2022-09-07 |</text:p>
      <text:p text:style-name="Standard">| <text:s text:c="8"/>313 | Timothy Alexander <text:s text:c="7"/>| <text:s text:c="2"/>41 | engineering | 2015-10-05 |</text:p>
      <text:p text:style-name="Standard">| <text:s text:c="8"/>314 | Tiffany Chapman <text:s text:c="9"/>| <text:s text:c="2"/>62 | hr <text:s text:c="9"/>| 2018-12-14 |</text:p>
      <text:p text:style-name="Standard">| <text:s text:c="8"/>315 | Jamie Larson <text:s text:c="12"/>| <text:s text:c="2"/>39 | it <text:s text:c="9"/>| 2025-04-08 |</text:p>
      <text:p text:style-name="Standard">| <text:s text:c="8"/>316 | Billy Alvarez <text:s text:c="11"/>| <text:s text:c="2"/>34 | finance <text:s text:c="4"/>| 2015-11-25 |</text:p>
      <text:p text:style-name="Standard">| <text:s text:c="8"/>317 | Katherine Jackson <text:s text:c="7"/>| <text:s text:c="2"/>50 | operations <text:s/>| 2019-10-20 |</text:p>
      <text:p text:style-name="Standard">| <text:s text:c="8"/>318 | Brian Singleton <text:s text:c="9"/>| <text:s text:c="2"/>25 | marketing <text:s text:c="2"/>| 2024-06-09 |</text:p>
      <text:p text:style-name="Standard">| <text:s text:c="8"/>320 | Bobby Richard <text:s text:c="11"/>| <text:s text:c="2"/>48 | hr <text:s text:c="9"/>| 2017-04-18 |</text:p>
      <text:p text:style-name="Standard">| <text:s text:c="8"/>321 | Juan Roy <text:s text:c="16"/>| <text:s text:c="2"/>23 | sales <text:s text:c="6"/>| 2025-06-25 |</text:p>
      <text:p text:style-name="Standard">| <text:s text:c="8"/>322 | Jennifer King <text:s text:c="11"/>| <text:s text:c="2"/>63 | operations <text:s/>| 2023-02-07 |</text:p>
      <text:p text:style-name="Standard">| <text:s text:c="8"/>323 | Elizabeth Hardin <text:s text:c="8"/>| <text:s text:c="2"/>24 | hr <text:s text:c="9"/>| 2016-01-06 |</text:p>
      <text:p text:style-name="Standard">| <text:s text:c="8"/>324 | Jessica Green <text:s text:c="11"/>| <text:s text:c="2"/>50 | hr <text:s text:c="9"/>| 2019-02-25 |</text:p>
      <text:p text:style-name="Standard">| <text:s text:c="8"/>325 | Kimberly Christensen DVM | <text:s text:c="2"/>61 | sales <text:s text:c="6"/>| 2020-10-29 |</text:p>
      <text:p text:style-name="Standard">| <text:s text:c="8"/>326 | Timothy Martin <text:s text:c="10"/>| <text:s text:c="2"/>25 | it <text:s text:c="9"/>| 2022-08-15 |</text:p>
      <text:p text:style-name="Standard">| <text:s text:c="8"/>327 | Rebecca Cain <text:s text:c="12"/>| <text:s text:c="2"/>54 | sales <text:s text:c="6"/>| 2022-08-25 |</text:p>
      <text:p text:style-name="Standard">| <text:s text:c="8"/>329 | Ms. Megan Davis <text:s text:c="9"/>| <text:s text:c="2"/>42 | finance <text:s text:c="4"/>| 2023-03-24 |</text:p>
      <text:p text:style-name="Standard">| <text:s text:c="8"/>330 | Mrs. Amy Wright <text:s text:c="9"/>| <text:s text:c="2"/>62 | sales <text:s text:c="6"/>| 2022-12-06 |</text:p>
      <text:p text:style-name="Standard"><text:soft-page-break/>| <text:s text:c="8"/>333 | Daniel Smith <text:s text:c="12"/>| <text:s text:c="2"/>34 | operations <text:s/>| 2023-12-14 |</text:p>
      <text:p text:style-name="Standard">| <text:s text:c="8"/>334 | Rachel Heath <text:s text:c="12"/>| <text:s text:c="2"/>35 | engineering | 2020-02-10 |</text:p>
      <text:p text:style-name="Standard">| <text:s text:c="8"/>335 | Doris Byrd <text:s text:c="14"/>| <text:s text:c="2"/>55 | marketing <text:s text:c="2"/>| 2020-05-17 |</text:p>
      <text:p text:style-name="Standard">| <text:s text:c="8"/>336 | James Lee <text:s text:c="15"/>| <text:s text:c="2"/>42 | it <text:s text:c="9"/>| 2016-05-29 |</text:p>
      <text:p text:style-name="Standard">| <text:s text:c="8"/>337 | Brittany Dickerson <text:s text:c="6"/>| <text:s text:c="2"/>44 | finance <text:s text:c="4"/>| 2018-12-15 |</text:p>
      <text:p text:style-name="Standard">| <text:s text:c="8"/>338 | Roy Massey <text:s text:c="14"/>| <text:s text:c="2"/>49 | hr <text:s text:c="9"/>| 2024-06-27 |</text:p>
      <text:p text:style-name="Standard">| <text:s text:c="8"/>339 | Austin Anderson <text:s text:c="9"/>| <text:s text:c="2"/>33 | engineering | 2015-09-30 |</text:p>
      <text:p text:style-name="Standard">| <text:s text:c="8"/>340 | Jonathan Baird <text:s text:c="10"/>| <text:s text:c="2"/>32 | hr <text:s text:c="9"/>| 2025-07-16 |</text:p>
      <text:p text:style-name="Standard">| <text:s text:c="8"/>341 | Krystal Ingram <text:s text:c="10"/>| <text:s text:c="2"/>32 | operations <text:s/>| 2024-12-17 |</text:p>
      <text:p text:style-name="Standard">| <text:s text:c="8"/>342 | Scott Massey <text:s text:c="12"/>| <text:s text:c="2"/>41 | engineering | 2020-04-20 |</text:p>
      <text:p text:style-name="Standard">| <text:s text:c="8"/>343 | Cheryl Baker <text:s text:c="12"/>| <text:s text:c="2"/>50 | finance <text:s text:c="4"/>| 2024-07-11 |</text:p>
      <text:p text:style-name="Standard">| <text:s text:c="8"/>344 | Anna Bates <text:s text:c="14"/>| <text:s text:c="2"/>38 | sales <text:s text:c="6"/>| 2023-03-18 |</text:p>
      <text:p text:style-name="Standard">| <text:s text:c="8"/>345 | John Garrett <text:s text:c="12"/>| <text:s text:c="2"/>49 | hr <text:s text:c="9"/>| 2021-09-12 |</text:p>
      <text:p text:style-name="Standard">| <text:s text:c="8"/>346 | Ana Harrison <text:s text:c="12"/>| <text:s text:c="2"/>40 | sales <text:s text:c="6"/>| 2018-04-07 |</text:p>
      <text:p text:style-name="Standard">| <text:s text:c="8"/>348 | Jordan Jones <text:s text:c="12"/>| <text:s text:c="2"/>35 | sales <text:s text:c="6"/>| 2022-12-30 |</text:p>
      <text:p text:style-name="Standard">| <text:s text:c="8"/>349 | Lisa Meyer <text:s text:c="14"/>| <text:s text:c="2"/>61 | it <text:s text:c="9"/>| 2019-05-08 |</text:p>
      <text:p text:style-name="Standard">| <text:s text:c="8"/>350 | Sarah Acosta <text:s text:c="12"/>| <text:s text:c="2"/>51 | finance <text:s text:c="4"/>| 2015-08-15 |</text:p>
      <text:p text:style-name="Standard">| <text:s text:c="8"/>352 | Mary Smith <text:s text:c="14"/>| <text:s text:c="2"/>65 | finance <text:s text:c="4"/>| 2024-12-15 |</text:p>
      <text:p text:style-name="Standard">| <text:s text:c="8"/>353 | Kristen Gutierrez <text:s text:c="7"/>| <text:s text:c="2"/>62 | marketing <text:s text:c="2"/>| 2022-07-08 |</text:p>
      <text:p text:style-name="Standard">| <text:s text:c="8"/>354 | Troy Cordova <text:s text:c="12"/>| <text:s text:c="2"/>21 | marketing <text:s text:c="2"/>| 2019-08-04 |</text:p>
      <text:p text:style-name="Standard">| <text:s text:c="8"/>355 | Rebecca Monroe <text:s text:c="10"/>| <text:s text:c="2"/>47 | operations <text:s/>| 2016-08-19 |</text:p>
      <text:p text:style-name="Standard">| <text:s text:c="8"/>356 | Melissa Dixon <text:s text:c="11"/>| <text:s text:c="2"/>59 | marketing <text:s text:c="2"/>| 2023-04-29 |</text:p>
      <text:p text:style-name="Standard">| <text:s text:c="8"/>358 | Patrick Forbes <text:s text:c="10"/>| <text:s text:c="2"/>61 | operations <text:s/>| 2024-02-24 |</text:p>
      <text:p text:style-name="Standard">| <text:s text:c="8"/>359 | Michael Rodriguez <text:s text:c="7"/>| <text:s text:c="2"/>60 | hr <text:s text:c="9"/>| 2022-01-26 |</text:p>
      <text:p text:style-name="Standard">| <text:s text:c="8"/>360 | Jamie Edwards <text:s text:c="11"/>| <text:s text:c="2"/>26 | marketing <text:s text:c="2"/>| 2015-11-10 |</text:p>
      <text:p text:style-name="Standard">| <text:s text:c="8"/>361 | Donald Willis <text:s text:c="11"/>| <text:s text:c="2"/>37 | hr <text:s text:c="9"/>| 2022-04-05 |</text:p>
      <text:p text:style-name="Standard">| <text:s text:c="8"/>362 | Ronald Lane <text:s text:c="13"/>| <text:s text:c="2"/>31 | operations <text:s/>| 2024-07-30 |</text:p>
      <text:p text:style-name="Standard">| <text:s text:c="8"/>363 | Edward Kennedy III <text:s text:c="6"/>| <text:s text:c="2"/>45 | hr <text:s text:c="9"/>| 2023-05-31 |</text:p>
      <text:p text:style-name="Standard">| <text:s text:c="8"/>364 | Sabrina Huber <text:s text:c="11"/>| <text:s text:c="2"/>63 | marketing <text:s text:c="2"/>| 2018-08-18 |</text:p>
      <text:p text:style-name="Standard">| <text:s text:c="8"/>365 | Justin Ortiz <text:s text:c="12"/>| <text:s text:c="2"/>52 | it <text:s text:c="9"/>| 2015-10-27 |</text:p>
      <text:p text:style-name="Standard">| <text:s text:c="8"/>366 | Anthony Romero <text:s text:c="10"/>| <text:s text:c="2"/>59 | marketing <text:s text:c="2"/>| 2021-10-01 |</text:p>
      <text:p text:style-name="Standard">| <text:s text:c="8"/>367 | Theresa Parsons <text:s text:c="9"/>| <text:s text:c="2"/>51 | finance <text:s text:c="4"/>| 2015-09-18 |</text:p>
      <text:p text:style-name="Standard">| <text:s text:c="8"/>368 | Joshua Garcia <text:s text:c="11"/>| <text:s text:c="2"/>25 | operations <text:s/>| 2015-08-17 |</text:p>
      <text:p text:style-name="Standard">| <text:s text:c="8"/>369 | Ryan Carpenter <text:s text:c="10"/>| <text:s text:c="2"/>65 | operations <text:s/>| 2016-09-21 |</text:p>
      <text:p text:style-name="Standard">| <text:s text:c="8"/>371 | Jacob Boone <text:s text:c="13"/>| <text:s text:c="2"/>55 | marketing <text:s text:c="2"/>| 2020-01-27 |</text:p>
      <text:p text:style-name="Standard">| <text:s text:c="8"/>372 | Tracy Walker <text:s text:c="12"/>| <text:s text:c="2"/>40 | operations <text:s/>| 2019-09-24 |</text:p>
      <text:p text:style-name="Standard">| <text:s text:c="8"/>373 | Emily Thompson <text:s text:c="10"/>| <text:s text:c="2"/>35 | marketing <text:s text:c="2"/>| 2023-08-22 |</text:p>
      <text:p text:style-name="Standard">| <text:s text:c="8"/>374 | Carmen Hernandez <text:s text:c="8"/>| <text:s text:c="2"/>29 | hr <text:s text:c="9"/>| 2022-08-18 |</text:p>
      <text:p text:style-name="Standard">| <text:s text:c="8"/>375 | Julie Fowler <text:s text:c="12"/>| <text:s text:c="2"/>43 | engineering | 2017-10-11 |</text:p>
      <text:p text:style-name="Standard">| <text:s text:c="8"/>376 | Justin Mack <text:s text:c="13"/>| <text:s text:c="2"/>28 | engineering | 2020-03-07 |</text:p>
      <text:p text:style-name="Standard">| <text:s text:c="8"/>377 | Michael Lane <text:s text:c="12"/>| <text:s text:c="2"/>41 | sales <text:s text:c="6"/>| 2017-02-08 |</text:p>
      <text:p text:style-name="Standard">| <text:s text:c="8"/>378 | James Rivera <text:s text:c="12"/>| <text:s text:c="2"/>40 | marketing <text:s text:c="2"/>| 2024-06-08 |</text:p>
      <text:p text:style-name="Standard">| <text:s text:c="8"/>379 | Scott Henderson <text:s text:c="9"/>| <text:s text:c="2"/>38 | it <text:s text:c="9"/>| 2018-12-29 |</text:p>
      <text:p text:style-name="Standard">| <text:s text:c="8"/>380 | Kelsey George <text:s text:c="11"/>| <text:s text:c="2"/>45 | engineering | 2019-08-10 |</text:p>
      <text:p text:style-name="Standard">| <text:s text:c="8"/>381 | Cynthia Shields <text:s text:c="9"/>| <text:s text:c="2"/>63 | operations <text:s/>| 2017-07-22 |</text:p>
      <text:p text:style-name="Standard">| <text:s text:c="8"/>382 | Thomas Byrd <text:s text:c="13"/>| <text:s text:c="2"/>38 | operations <text:s/>| 2019-12-06 |</text:p>
      <text:p text:style-name="Standard">| <text:s text:c="8"/>383 | Miguel Myers <text:s text:c="12"/>| <text:s text:c="2"/>60 | engineering | 2024-10-21 |</text:p>
      <text:p text:style-name="Standard">| <text:s text:c="8"/>384 | Raymond Ramirez <text:s text:c="9"/>| <text:s text:c="2"/>24 | sales <text:s text:c="6"/>| 2021-07-27 |</text:p>
      <text:p text:style-name="Standard">| <text:s text:c="8"/>385 | Ann Castaneda <text:s text:c="11"/>| <text:s text:c="2"/>64 | sales <text:s text:c="6"/>| 2023-04-03 |</text:p>
      <text:p text:style-name="Standard">| <text:s text:c="8"/>386 | Stephanie Dunn <text:s text:c="10"/>| <text:s text:c="2"/>60 | hr <text:s text:c="9"/>| 2022-06-18 |</text:p>
      <text:p text:style-name="Standard">| <text:s text:c="8"/>387 | Jason Barnes <text:s text:c="12"/>| <text:s text:c="2"/>59 | hr <text:s text:c="9"/>| 2023-12-12 |</text:p>
      <text:p text:style-name="Standard">| <text:s text:c="8"/>388 | Margaret Brooks <text:s text:c="9"/>| <text:s text:c="2"/>47 | hr <text:s text:c="9"/>| 2019-04-03 |</text:p>
      <text:p text:style-name="Standard"><text:soft-page-break/>| <text:s text:c="8"/>389 | Tonya Smith <text:s text:c="13"/>| <text:s text:c="2"/>57 | it <text:s text:c="9"/>| 2015-11-04 |</text:p>
      <text:p text:style-name="Standard">| <text:s text:c="8"/>390 | Brian Greer <text:s text:c="13"/>| <text:s text:c="2"/>52 | finance <text:s text:c="4"/>| 2018-07-21 |</text:p>
      <text:p text:style-name="Standard">| <text:s text:c="8"/>391 | Cameron Martin <text:s text:c="10"/>| <text:s text:c="2"/>27 | operations <text:s/>| 2020-12-09 |</text:p>
      <text:p text:style-name="Standard">| <text:s text:c="8"/>392 | Jeff Waller <text:s text:c="13"/>| <text:s text:c="2"/>50 | engineering | 2021-01-14 |</text:p>
      <text:p text:style-name="Standard">| <text:s text:c="8"/>393 | Joseph Mason <text:s text:c="12"/>| <text:s text:c="2"/>65 | hr <text:s text:c="9"/>| 2022-10-14 |</text:p>
      <text:p text:style-name="Standard">| <text:s text:c="8"/>394 | Thomas Hughes <text:s text:c="11"/>| <text:s text:c="2"/>35 | marketing <text:s text:c="2"/>| 2015-12-21 |</text:p>
      <text:p text:style-name="Standard">| <text:s text:c="8"/>395 | Cameron Barber <text:s text:c="10"/>| <text:s text:c="2"/>34 | operations <text:s/>| 2020-11-21 |</text:p>
      <text:p text:style-name="Standard">| <text:s text:c="8"/>397 | Derrick Garcia <text:s text:c="10"/>| <text:s text:c="2"/>65 | operations <text:s/>| 2015-11-17 |</text:p>
      <text:p text:style-name="Standard">| <text:s text:c="8"/>398 | Christine Moore <text:s text:c="9"/>| <text:s text:c="2"/>32 | sales <text:s text:c="6"/>| 2024-09-07 |</text:p>
      <text:p text:style-name="Standard">| <text:s text:c="8"/>399 | Bryan Cooke <text:s text:c="13"/>| <text:s text:c="2"/>40 | marketing <text:s text:c="2"/>| 2016-05-24 |</text:p>
      <text:p text:style-name="Standard">| <text:s text:c="8"/>400 | Sarah Sims <text:s text:c="14"/>| <text:s text:c="2"/>31 | operations <text:s/>| 2019-07-16 |</text:p>
      <text:p text:style-name="Standard">| <text:s text:c="8"/>401 | Wendy Smith <text:s text:c="13"/>| <text:s text:c="2"/>40 | hr <text:s text:c="9"/>| 2024-09-13 |</text:p>
      <text:p text:style-name="Standard">| <text:s text:c="8"/>402 | John Anderson <text:s text:c="11"/>| <text:s text:c="2"/>44 | sales <text:s text:c="6"/>| 2017-10-16 |</text:p>
      <text:p text:style-name="Standard">| <text:s text:c="8"/>403 | Ebony Barrera <text:s text:c="11"/>| <text:s text:c="2"/>61 | finance <text:s text:c="4"/>| 2019-01-02 |</text:p>
      <text:p text:style-name="Standard">| <text:s text:c="8"/>404 | Rhonda Guerra <text:s text:c="11"/>| <text:s text:c="2"/>23 | operations <text:s/>| 2017-05-24 |</text:p>
      <text:p text:style-name="Standard">| <text:s text:c="8"/>405 | Julie Terry <text:s text:c="13"/>| <text:s text:c="2"/>52 | it <text:s text:c="9"/>| 2024-03-08 |</text:p>
      <text:p text:style-name="Standard">| <text:s text:c="8"/>406 | Stephen Cook <text:s text:c="12"/>| <text:s text:c="2"/>25 | marketing <text:s text:c="2"/>| 2019-08-16 |</text:p>
      <text:p text:style-name="Standard">| <text:s text:c="8"/>407 | Paul Taylor <text:s text:c="13"/>| <text:s text:c="2"/>54 | engineering | 2023-09-19 |</text:p>
      <text:p text:style-name="Standard">| <text:s text:c="8"/>408 | John Peterson <text:s text:c="11"/>| <text:s text:c="2"/>55 | marketing <text:s text:c="2"/>| 2021-07-25 |</text:p>
      <text:p text:style-name="Standard">| <text:s text:c="8"/>409 | Lori Perkins <text:s text:c="12"/>| <text:s text:c="2"/>43 | marketing <text:s text:c="2"/>| 2016-02-29 |</text:p>
      <text:p text:style-name="Standard">| <text:s text:c="8"/>410 | Dr. Greg Walker <text:s text:c="9"/>| <text:s text:c="2"/>26 | it <text:s text:c="9"/>| 2019-05-28 |</text:p>
      <text:p text:style-name="Standard">| <text:s text:c="8"/>411 | Allen Ford <text:s text:c="14"/>| <text:s text:c="2"/>42 | operations <text:s/>| 2024-03-17 |</text:p>
      <text:p text:style-name="Standard">| <text:s text:c="8"/>412 | Maria Perez <text:s text:c="13"/>| <text:s text:c="2"/>57 | it <text:s text:c="9"/>| 2020-07-12 |</text:p>
      <text:p text:style-name="Standard">| <text:s text:c="8"/>413 | Brian Torres <text:s text:c="12"/>| <text:s text:c="2"/>33 | operations <text:s/>| 2016-12-30 |</text:p>
      <text:p text:style-name="Standard">| <text:s text:c="8"/>414 | Frank Vega <text:s text:c="14"/>| <text:s text:c="2"/>54 | finance <text:s text:c="4"/>| 2016-12-15 |</text:p>
      <text:p text:style-name="Standard">| <text:s text:c="8"/>415 | Sarah Howell <text:s text:c="12"/>| <text:s text:c="2"/>63 | operations <text:s/>| 2017-02-02 |</text:p>
      <text:p text:style-name="Standard">| <text:s text:c="8"/>416 | Matthew Williams <text:s text:c="8"/>| <text:s text:c="2"/>37 | operations <text:s/>| 2018-05-05 |</text:p>
      <text:p text:style-name="Standard">| <text:s text:c="8"/>417 | Mary Allen <text:s text:c="14"/>| <text:s text:c="2"/>35 | operations <text:s/>| 2024-01-22 |</text:p>
      <text:p text:style-name="Standard">| <text:s text:c="8"/>418 | Christine Guzman <text:s text:c="8"/>| <text:s text:c="2"/>44 | sales <text:s text:c="6"/>| 2018-08-02 |</text:p>
      <text:p text:style-name="Standard">| <text:s text:c="8"/>419 | Leroy Sullivan <text:s text:c="10"/>| <text:s text:c="2"/>37 | it <text:s text:c="9"/>| 2021-06-14 |</text:p>
      <text:p text:style-name="Standard">| <text:s text:c="8"/>421 | Daniel Frazier <text:s text:c="10"/>| <text:s text:c="2"/>45 | finance <text:s text:c="4"/>| 2019-11-30 |</text:p>
      <text:p text:style-name="Standard">| <text:s text:c="8"/>422 | Rachel Evans <text:s text:c="12"/>| <text:s text:c="2"/>55 | marketing <text:s text:c="2"/>| 2016-08-18 |</text:p>
      <text:p text:style-name="Standard">| <text:s text:c="8"/>423 | Rachel Carlson <text:s text:c="10"/>| <text:s text:c="2"/>23 | hr <text:s text:c="9"/>| 2022-07-20 |</text:p>
      <text:p text:style-name="Standard">| <text:s text:c="8"/>424 | Andrea Mcintyre <text:s text:c="9"/>| <text:s text:c="2"/>30 | sales <text:s text:c="6"/>| 2023-04-29 |</text:p>
      <text:p text:style-name="Standard">| <text:s text:c="8"/>425 | Cody Mack <text:s text:c="15"/>| <text:s text:c="2"/>61 | engineering | 2016-02-06 |</text:p>
      <text:p text:style-name="Standard">| <text:s text:c="8"/>426 | Kathy Sutton <text:s text:c="12"/>| <text:s text:c="2"/>36 | hr <text:s text:c="9"/>| 2020-03-08 |</text:p>
      <text:p text:style-name="Standard">| <text:s text:c="8"/>427 | Elizabeth Koch <text:s text:c="10"/>| <text:s text:c="2"/>64 | operations <text:s/>| 2018-09-04 |</text:p>
      <text:p text:style-name="Standard">| <text:s text:c="8"/>430 | Robert Thomas <text:s text:c="11"/>| <text:s text:c="2"/>34 | sales <text:s text:c="6"/>| 2019-11-24 |</text:p>
      <text:p text:style-name="Standard">| <text:s text:c="8"/>431 | Thomas Cameron <text:s text:c="10"/>| <text:s text:c="2"/>39 | finance <text:s text:c="4"/>| 2025-04-12 |</text:p>
      <text:p text:style-name="Standard">| <text:s text:c="8"/>432 | Charles Frederick <text:s text:c="7"/>| <text:s text:c="2"/>24 | marketing <text:s text:c="2"/>| 2024-03-30 |</text:p>
      <text:p text:style-name="Standard">| <text:s text:c="8"/>433 | Terry Clay <text:s text:c="14"/>| <text:s text:c="2"/>29 | sales <text:s text:c="6"/>| 2018-12-27 |</text:p>
      <text:p text:style-name="Standard">| <text:s text:c="8"/>434 | James Fisher <text:s text:c="12"/>| <text:s text:c="2"/>27 | marketing <text:s text:c="2"/>| 2021-04-26 |</text:p>
      <text:p text:style-name="Standard">| <text:s text:c="8"/>435 | Brittany Nelson <text:s text:c="9"/>| <text:s text:c="2"/>61 | hr <text:s text:c="9"/>| 2018-05-31 |</text:p>
      <text:p text:style-name="Standard">| <text:s text:c="8"/>436 | Ashley Johnson <text:s text:c="10"/>| <text:s text:c="2"/>64 | hr <text:s text:c="9"/>| 2020-12-31 |</text:p>
      <text:p text:style-name="Standard">| <text:s text:c="8"/>437 | Carlos Brooks <text:s text:c="11"/>| <text:s text:c="2"/>45 | engineering | 2020-09-01 |</text:p>
      <text:p text:style-name="Standard">| <text:s text:c="8"/>438 | Daniel Norris <text:s text:c="11"/>| <text:s text:c="2"/>35 | sales <text:s text:c="6"/>| 2016-06-19 |</text:p>
      <text:p text:style-name="Standard">| <text:s text:c="8"/>439 | Monica Lawson <text:s text:c="11"/>| <text:s text:c="2"/>40 | finance <text:s text:c="4"/>| 2024-06-06 |</text:p>
      <text:p text:style-name="Standard">| <text:s text:c="8"/>440 | Krista Martinez <text:s text:c="9"/>| <text:s text:c="2"/>50 | operations <text:s/>| 2015-12-16 |</text:p>
      <text:p text:style-name="Standard">| <text:s text:c="8"/>441 | William Crawford <text:s text:c="8"/>| <text:s text:c="2"/>23 | operations <text:s/>| 2024-02-13 |</text:p>
      <text:p text:style-name="Standard">| <text:s text:c="8"/>442 | Duane Clay <text:s text:c="14"/>| <text:s text:c="2"/>45 | hr <text:s text:c="9"/>| 2015-08-28 |</text:p>
      <text:p text:style-name="Standard">| <text:s text:c="8"/>444 | James Morris <text:s text:c="12"/>| <text:s text:c="2"/>61 | it <text:s text:c="9"/>| 2018-12-06 |</text:p>
      <text:p text:style-name="Standard">| <text:s text:c="8"/>445 | David Clements <text:s text:c="10"/>| <text:s text:c="2"/>35 | hr <text:s text:c="9"/>| 2025-02-24 |</text:p>
      <text:p text:style-name="Standard"><text:soft-page-break/>| <text:s text:c="8"/>446 | Raymond Vargas <text:s text:c="10"/>| <text:s text:c="2"/>62 | it <text:s text:c="9"/>| 2015-10-20 |</text:p>
      <text:p text:style-name="Standard">| <text:s text:c="8"/>448 | Daniel Phillips <text:s text:c="9"/>| <text:s text:c="2"/>37 | it <text:s text:c="9"/>| 2022-08-22 |</text:p>
      <text:p text:style-name="Standard">| <text:s text:c="8"/>449 | John Johnson <text:s text:c="12"/>| <text:s text:c="2"/>24 | engineering | 2024-11-25 |</text:p>
      <text:p text:style-name="Standard">| <text:s text:c="8"/>450 | Melissa Landry <text:s text:c="10"/>| <text:s text:c="2"/>51 | operations <text:s/>| 2018-06-30 |</text:p>
      <text:p text:style-name="Standard">| <text:s text:c="8"/>451 | John Jones MD <text:s text:c="11"/>| <text:s text:c="2"/>27 | finance <text:s text:c="4"/>| 2023-12-25 |</text:p>
      <text:p text:style-name="Standard">| <text:s text:c="8"/>453 | Jermaine Smith <text:s text:c="10"/>| <text:s text:c="2"/>65 | it <text:s text:c="9"/>| 2018-07-23 |</text:p>
      <text:p text:style-name="Standard">| <text:s text:c="8"/>454 | Jerry Parks <text:s text:c="13"/>| <text:s text:c="2"/>24 | marketing <text:s text:c="2"/>| 2021-01-21 |</text:p>
      <text:p text:style-name="Standard">| <text:s text:c="8"/>455 | Janice Nash <text:s text:c="13"/>| <text:s text:c="2"/>22 | sales <text:s text:c="6"/>| 2022-07-03 |</text:p>
      <text:p text:style-name="Standard">| <text:s text:c="8"/>456 | Matthew Kennedy <text:s text:c="9"/>| <text:s text:c="2"/>40 | hr <text:s text:c="9"/>| 2020-06-13 |</text:p>
      <text:p text:style-name="Standard">| <text:s text:c="8"/>457 | Paula Brown <text:s text:c="13"/>| <text:s text:c="2"/>59 | finance <text:s text:c="4"/>| 2022-03-29 |</text:p>
      <text:p text:style-name="Standard">| <text:s text:c="8"/>458 | Eugene Smith <text:s text:c="12"/>| <text:s text:c="2"/>54 | operations <text:s/>| 2023-04-09 |</text:p>
      <text:p text:style-name="Standard">| <text:s text:c="8"/>459 | Timothy Vincent <text:s text:c="9"/>| <text:s text:c="2"/>60 | operations <text:s/>| 2019-09-25 |</text:p>
      <text:p text:style-name="Standard">| <text:s text:c="8"/>460 | Charles Goodman <text:s text:c="9"/>| <text:s text:c="2"/>39 | hr <text:s text:c="9"/>| 2020-05-04 |</text:p>
      <text:p text:style-name="Standard">| <text:s text:c="8"/>461 | Peter Rodriguez <text:s text:c="9"/>| <text:s text:c="2"/>29 | it <text:s text:c="9"/>| 2020-12-18 |</text:p>
      <text:p text:style-name="Standard">| <text:s text:c="8"/>462 | Jessica Green <text:s text:c="11"/>| <text:s text:c="2"/>46 | it <text:s text:c="9"/>| 2024-01-03 |</text:p>
      <text:p text:style-name="Standard">| <text:s text:c="8"/>463 | Noah Duffy <text:s text:c="14"/>| <text:s text:c="2"/>60 | operations <text:s/>| 2025-02-16 |</text:p>
      <text:p text:style-name="Standard">| <text:s text:c="8"/>464 | Jose Ryan <text:s text:c="15"/>| <text:s text:c="2"/>38 | engineering | 2024-11-21 |</text:p>
      <text:p text:style-name="Standard">| <text:s text:c="8"/>465 | Amber Duran <text:s text:c="13"/>| <text:s text:c="2"/>48 | engineering | 2017-12-10 |</text:p>
      <text:p text:style-name="Standard">| <text:s text:c="8"/>466 | Christine Schroeder <text:s text:c="5"/>| <text:s text:c="2"/>26 | finance <text:s text:c="4"/>| 2020-11-29 |</text:p>
      <text:p text:style-name="Standard">| <text:s text:c="8"/>467 | Jacob Allen <text:s text:c="13"/>| <text:s text:c="2"/>42 | operations <text:s/>| 2025-02-09 |</text:p>
      <text:p text:style-name="Standard">| <text:s text:c="8"/>468 | Steven Galvan <text:s text:c="11"/>| <text:s text:c="2"/>30 | operations <text:s/>| 2022-07-15 |</text:p>
      <text:p text:style-name="Standard">| <text:s text:c="8"/>469 | Elizabeth Wells <text:s text:c="9"/>| <text:s text:c="2"/>40 | finance <text:s text:c="4"/>| 2021-12-19 |</text:p>
      <text:p text:style-name="Standard">| <text:s text:c="8"/>470 | Michael Caldwell <text:s text:c="8"/>| <text:s text:c="2"/>63 | engineering | 2022-11-14 |</text:p>
      <text:p text:style-name="Standard">| <text:s text:c="8"/>471 | Kelly Perez <text:s text:c="13"/>| <text:s text:c="2"/>48 | marketing <text:s text:c="2"/>| 2017-09-29 |</text:p>
      <text:p text:style-name="Standard">| <text:s text:c="8"/>472 | Betty Lawson DDS <text:s text:c="8"/>| <text:s text:c="2"/>20 | hr <text:s text:c="9"/>| 2025-04-29 |</text:p>
      <text:p text:style-name="Standard">| <text:s text:c="8"/>473 | Darryl Dyer <text:s text:c="13"/>| <text:s text:c="2"/>60 | it <text:s text:c="9"/>| 2017-03-23 |</text:p>
      <text:p text:style-name="Standard">| <text:s text:c="8"/>475 | Edward Morse <text:s text:c="12"/>| <text:s text:c="2"/>41 | hr <text:s text:c="9"/>| 2024-11-03 |</text:p>
      <text:p text:style-name="Standard">| <text:s text:c="8"/>476 | Ryan Sullivan <text:s text:c="11"/>| <text:s text:c="2"/>45 | sales <text:s text:c="6"/>| 2025-02-20 |</text:p>
      <text:p text:style-name="Standard">| <text:s text:c="8"/>477 | Timothy Wilkins <text:s text:c="9"/>| <text:s text:c="2"/>31 | engineering | 2021-01-16 |</text:p>
      <text:p text:style-name="Standard">| <text:s text:c="8"/>478 | Cindy Williams <text:s text:c="10"/>| <text:s text:c="2"/>35 | it <text:s text:c="9"/>| 2015-10-17 |</text:p>
      <text:p text:style-name="Standard">| <text:s text:c="8"/>480 | Mrs. Alexandra Vargas <text:s text:c="3"/>| <text:s text:c="2"/>60 | operations <text:s/>| 2022-10-17 |</text:p>
      <text:p text:style-name="Standard">| <text:s text:c="8"/>481 | Daniel Newman <text:s text:c="11"/>| <text:s text:c="2"/>51 | engineering | 2024-12-02 |</text:p>
      <text:p text:style-name="Standard">| <text:s text:c="8"/>482 | Barbara Barrera <text:s text:c="9"/>| <text:s text:c="2"/>34 | hr <text:s text:c="9"/>| 2022-09-10 |</text:p>
      <text:p text:style-name="Standard">| <text:s text:c="8"/>483 | Mrs. Lauren Morris <text:s text:c="6"/>| <text:s text:c="2"/>57 | finance <text:s text:c="4"/>| 2016-08-26 |</text:p>
      <text:p text:style-name="Standard">| <text:s text:c="8"/>484 | Wayne Williams <text:s text:c="10"/>| <text:s text:c="2"/>23 | operations <text:s/>| 2017-12-20 |</text:p>
      <text:p text:style-name="Standard">| <text:s text:c="8"/>485 | Michelle Fernandez <text:s text:c="6"/>| <text:s text:c="2"/>31 | finance <text:s text:c="4"/>| 2018-07-20 |</text:p>
      <text:p text:style-name="Standard">| <text:s text:c="8"/>486 | David Espinoza <text:s text:c="10"/>| <text:s text:c="2"/>57 | hr <text:s text:c="9"/>| 2016-12-14 |</text:p>
      <text:p text:style-name="Standard">| <text:s text:c="8"/>487 | Jennifer Martin <text:s text:c="9"/>| <text:s text:c="2"/>51 | marketing <text:s text:c="2"/>| 2016-07-14 |</text:p>
      <text:p text:style-name="Standard">| <text:s text:c="8"/>488 | Michelle Rocha <text:s text:c="10"/>| <text:s text:c="2"/>53 | sales <text:s text:c="6"/>| 2019-08-19 |</text:p>
      <text:p text:style-name="Standard">| <text:s text:c="8"/>489 | Kim Wolf <text:s text:c="16"/>| <text:s text:c="2"/>65 | finance <text:s text:c="4"/>| 2019-03-05 |</text:p>
      <text:p text:style-name="Standard">| <text:s text:c="8"/>490 | Denise Mcknight <text:s text:c="9"/>| <text:s text:c="2"/>29 | operations <text:s/>| 2016-05-23 |</text:p>
      <text:p text:style-name="Standard">| <text:s text:c="8"/>492 | Theresa Mooney <text:s text:c="10"/>| <text:s text:c="2"/>47 | operations <text:s/>| 2018-02-04 |</text:p>
      <text:p text:style-name="Standard">| <text:s text:c="8"/>493 | Tracy Morton <text:s text:c="12"/>| <text:s text:c="2"/>59 | operations <text:s/>| 2017-02-25 |</text:p>
      <text:p text:style-name="Standard">| <text:s text:c="8"/>494 | Jason Lee <text:s text:c="15"/>| <text:s text:c="2"/>38 | finance <text:s text:c="4"/>| 2017-12-04 |</text:p>
      <text:p text:style-name="Standard">| <text:s text:c="8"/>495 | Gavin Hubbard <text:s text:c="11"/>| <text:s text:c="2"/>56 | hr <text:s text:c="9"/>| 2016-08-22 |</text:p>
      <text:p text:style-name="Standard">| <text:s text:c="8"/>496 | Amy Miller <text:s text:c="14"/>| <text:s text:c="2"/>60 | marketing <text:s text:c="2"/>| 2018-10-31 |</text:p>
      <text:p text:style-name="Standard">| <text:s text:c="8"/>498 | Jennifer Carr <text:s text:c="11"/>| <text:s text:c="2"/>60 | it <text:s text:c="9"/>| 2024-10-22 |</text:p>
      <text:p text:style-name="Standard">| <text:s text:c="8"/>500 | Tony Morris <text:s text:c="13"/>| <text:s text:c="2"/>30 | sales <text:s text:c="6"/>| 2024-07-06 |</text:p>
      <text:p text:style-name="Standard">+-------------+--------------------------+------+-------------+------------+</text:p>
      <text:p text:style-name="Standard">447 rows in set (0.00 sec)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mysql&gt; CREATE TABLE audit_log (</text:p>
      <text:p text:style-name="Standard"><text:s text:c="4"/>-&gt; <text:s text:c="4"/>log_id INT AUTO_INCREMENT PRIMARY KEY,</text:p>
      <text:p text:style-name="Standard"><text:s text:c="4"/>-&gt; <text:s text:c="4"/>table_name TEXT,</text:p>
      <text:p text:style-name="Standard"><text:s text:c="4"/>-&gt; <text:s text:c="4"/>action TEXT,</text:p>
      <text:p text:style-name="Standard"><text:s text:c="4"/>-&gt; <text:s text:c="4"/>action_timestamp DATETIME DEFAULT CURRENT_TIMESTAMP,</text:p>
      <text:p text:style-name="Standard"><text:s text:c="4"/>-&gt; <text:s text:c="4"/>record_id INT</text:p>
      <text:p text:style-name="Standard"><text:s text:c="4"/>-&gt; );</text:p>
      <text:p text:style-name="Standard">Query OK, 0 rows affected (0.04 sec)</text:p>
      <text:p text:style-name="Standard"/>
      <text:p text:style-name="Standard">mysql&gt; CREATE TRIGGER trg_after_insert_employees</text:p>
      <text:p text:style-name="Standard"><text:s text:c="4"/>-&gt; AFTER INSERT ON employees</text:p>
      <text:p text:style-name="Standard"><text:s text:c="4"/>-&gt; FOR EACH ROW</text:p>
      <text:p text:style-name="Standard"><text:s text:c="4"/>-&gt; BEGIN</text:p>
      <text:p text:style-name="Standard"><text:s text:c="4"/>-&gt; <text:s text:c="4"/>INSERT INTO audit_log (table_name, action, record_id)</text:p>
      <text:p text:style-name="Standard"><text:s text:c="4"/>-&gt; <text:s text:c="4"/>VALUES ('employees', 'INSERT', NEW.employee_id);</text:p>
      <text:p text:style-name="Standard"><text:s text:c="4"/>-&gt; END;</text:p>
      <text:p text:style-name="Standard"><text:s text:c="4"/>-&gt; //</text:p>
      <text:p text:style-name="Standard">Query OK, 0 rows affected (0.04 sec)</text:p>
      <text:p text:style-name="Standard"/>
      <text:p text:style-name="Standard">mysql&gt; </text:p>
      <text:p text:style-name="Standard">mysql&gt; DELIMITER ;</text:p>
      <text:p text:style-name="Standard"/>
      <text:p text:style-name="Standard">mysql&gt; INSERT INTO employees (employee_id,name, age, department, join_date) VALUES (501, 'John Doe', '35', 'hr', '2020-01-01');</text:p>
      <text:p text:style-name="Standard">Query OK, 1 row affected (0.01 sec)</text:p>
      <text:p text:style-name="Standard"/>
      <text:p text:style-name="Standard">mysql&gt; SELECT * FROM audit_log ORDER BY action_timestamp DESC;</text:p>
      <text:p text:style-name="Standard">+--------+------------+--------+---------------------+-----------+</text:p>
      <text:p text:style-name="Standard">| log_id | table_name | action | action_timestamp <text:s text:c="3"/>| record_id |</text:p>
      <text:p text:style-name="Standard">+--------+------------+--------+---------------------+-----------+</text:p>
      <text:p text:style-name="Standard">| <text:s text:c="5"/>1 | employees <text:s/>| INSERT | 2025-07-22 12:48:37 | <text:s text:c="6"/>501 |</text:p>
      <text:p text:style-name="Standard">+--------+------------+--------+---------------------+-----------+</text:p>
      <text:p text:style-name="Standard">1 row in set (0.00 sec)</text:p>
      <text:p text:style-name="Standard"/>
      <text:p text:style-name="Standard">mysql&gt; INSERT INTO employees (employee_id,name, age, department, join_date) VALUES (502, 'Saharsh Patil', '20', 'software developer', '2022-01-01');</text:p>
      <text:p text:style-name="Standard">Query OK, 1 row affected (0.01 sec)</text:p>
      <text:p text:style-name="Standard"/>
      <text:p text:style-name="Standard">mysql&gt; SELECT * FROM audit_log ORDER BY action_timestamp DESC;</text:p>
      <text:p text:style-name="Standard">+--------+------------+--------+---------------------+-----------+</text:p>
      <text:p text:style-name="Standard">| log_id | table_name | action | action_timestamp <text:s text:c="3"/>| record_id |</text:p>
      <text:p text:style-name="Standard">+--------+------------+--------+---------------------+-----------+</text:p>
      <text:p text:style-name="Standard">| <text:s text:c="5"/>2 | employees <text:s/>| INSERT | 2025-07-22 12:50:37 | <text:s text:c="6"/>502 |</text:p>
      <text:p text:style-name="Standard">| <text:s text:c="5"/>1 | employees <text:s/>| INSERT | 2025-07-22 12:48:37 | <text:s text:c="6"/>501 |</text:p>
      <text:p text:style-name="Standard">+--------+------------+--------+---------------------+-----------+</text:p>
      <text:p text:style-name="Standard">2 rows in set (0.00 sec)</text:p>
      <text:p text:style-name="Standard"/>
      <text:p text:style-name="Standard">mysql&gt; EXIT</text:p>
      <text:p text:style-name="Standard">Bye</text:p>
      <text:p text:style-name="Standard"><text:soft-page-break/>root@sadmin-Standard-PC-Q35-ICH9-2009:~# mysql -u subodh -p -D ETL_Simulation -e "SELECT * FROM employees" &gt; employees.csv</text:p>
      <text:p text:style-name="Standard">Enter password: </text:p>
      <text:p text:style-name="Standard">root@sadmin-Standard-PC-Q35-ICH9-2009:~# cat employees.csv</text:p>
      <text:p text:style-name="Standard">employee_id<text:tab/>name<text:tab/>age<text:tab/>department<text:tab/>join_date</text:p>
      <text:p text:style-name="Standard">2<text:tab/>Kathleen Larson<text:tab/>25<text:tab/>marketing<text:tab/>2025-06-10</text:p>
      <text:p text:style-name="Standard">4<text:tab/>John Williams<text:tab/>20<text:tab/>operations<text:tab/>2016-07-20</text:p>
      <text:p text:style-name="Standard">5<text:tab/>Carl Baldwin<text:tab/>41<text:tab/>hr<text:tab/>2017-02-28</text:p>
      <text:p text:style-name="Standard">6<text:tab/>Jordan Mosley<text:tab/>22<text:tab/>it<text:tab/>2020-01-30</text:p>
      <text:p text:style-name="Standard">7<text:tab/>Joyce Bates<text:tab/>60<text:tab/>marketing<text:tab/>2021-09-15</text:p>
      <text:p text:style-name="Standard">8<text:tab/>John Aguilar<text:tab/>38<text:tab/>hr<text:tab/>2020-12-18</text:p>
      <text:p text:style-name="Standard">9<text:tab/>Gabrielle Robinson<text:tab/>30<text:tab/>engineering<text:tab/>2021-12-29</text:p>
      <text:p text:style-name="Standard">11<text:tab/>Jennifer Holland<text:tab/>55<text:tab/>finance<text:tab/>2023-04-07</text:p>
      <text:p text:style-name="Standard">13<text:tab/>Cindy Bell<text:tab/>40<text:tab/>finance<text:tab/>2017-07-13</text:p>
      <text:p text:style-name="Standard">14<text:tab/>Richard White<text:tab/>35<text:tab/>it<text:tab/>2018-05-10</text:p>
      <text:p text:style-name="Standard">15<text:tab/>Jeff Lopez<text:tab/>34<text:tab/>finance<text:tab/>2025-05-15</text:p>
      <text:p text:style-name="Standard">16<text:tab/>Diane Li<text:tab/>63<text:tab/>sales<text:tab/>2023-11-20</text:p>
      <text:p text:style-name="Standard">17<text:tab/>Amanda Perez<text:tab/>55<text:tab/>operations<text:tab/>2024-07-19</text:p>
      <text:p text:style-name="Standard">18<text:tab/>Nicole Miller<text:tab/>61<text:tab/>engineering<text:tab/>2024-12-01</text:p>
      <text:p text:style-name="Standard">19<text:tab/>Devin Martin<text:tab/>36<text:tab/>marketing<text:tab/>2024-09-01</text:p>
      <text:p text:style-name="Standard">20<text:tab/>Travis Tanner<text:tab/>52<text:tab/>marketing<text:tab/>2019-02-09</text:p>
      <text:p text:style-name="Standard">21<text:tab/>Anne Stewart<text:tab/>53<text:tab/>hr<text:tab/>2023-12-26</text:p>
      <text:p text:style-name="Standard">22<text:tab/>Jessica Lewis<text:tab/>39<text:tab/>finance<text:tab/>2016-03-22</text:p>
      <text:p text:style-name="Standard">24<text:tab/>Denise Malone<text:tab/>50<text:tab/>marketing<text:tab/>2018-05-02</text:p>
      <text:p text:style-name="Standard">25<text:tab/>Shannon Stevens<text:tab/>54<text:tab/>operations<text:tab/>2017-05-05</text:p>
      <text:p text:style-name="Standard">26<text:tab/>Christina May<text:tab/>48<text:tab/>marketing<text:tab/>2021-02-01</text:p>
      <text:p text:style-name="Standard">27<text:tab/>Juan Gardner<text:tab/>57<text:tab/>finance<text:tab/>2018-04-12</text:p>
      <text:p text:style-name="Standard">29<text:tab/>Jennifer Smith<text:tab/>56<text:tab/>marketing<text:tab/>2016-07-28</text:p>
      <text:p text:style-name="Standard">31<text:tab/>Mary Thomas<text:tab/>26<text:tab/>hr<text:tab/>2020-03-29</text:p>
      <text:p text:style-name="Standard">32<text:tab/>Daryl Griffin<text:tab/>48<text:tab/>finance<text:tab/>2024-01-20</text:p>
      <text:p text:style-name="Standard">33<text:tab/>Jennifer Zavala<text:tab/>55<text:tab/>hr<text:tab/>2017-11-20</text:p>
      <text:p text:style-name="Standard">34<text:tab/>Andrea Hebert<text:tab/>35<text:tab/>finance<text:tab/>2016-01-07</text:p>
      <text:p text:style-name="Standard">35<text:tab/>Kevin Brown<text:tab/>20<text:tab/>sales<text:tab/>2024-12-30</text:p>
      <text:p text:style-name="Standard">36<text:tab/>Morgan Pierce<text:tab/>55<text:tab/>it<text:tab/>2019-06-16</text:p>
      <text:p text:style-name="Standard">37<text:tab/>Robin Fletcher<text:tab/>54<text:tab/>hr<text:tab/>2024-04-09</text:p>
      <text:p text:style-name="Standard">38<text:tab/>Brittany Cooper<text:tab/>30<text:tab/>hr<text:tab/>2022-10-16</text:p>
      <text:p text:style-name="Standard">39<text:tab/>Ryan Erickson<text:tab/>35<text:tab/>sales<text:tab/>2024-03-05</text:p>
      <text:p text:style-name="Standard">40<text:tab/>Brian Allen<text:tab/>59<text:tab/>hr<text:tab/>2024-11-22</text:p>
      <text:p text:style-name="Standard">41<text:tab/>Sabrina Flores<text:tab/>65<text:tab/>engineering<text:tab/>2016-02-26</text:p>
      <text:p text:style-name="Standard">42<text:tab/>David Moreno<text:tab/>40<text:tab/>operations<text:tab/>2017-10-14</text:p>
      <text:p text:style-name="Standard">44<text:tab/>Antonio Smith<text:tab/>38<text:tab/>finance<text:tab/>2023-05-13</text:p>
      <text:p text:style-name="Standard">45<text:tab/>Samantha Taylor<text:tab/>53<text:tab/>hr<text:tab/>2020-10-08</text:p>
      <text:p text:style-name="Standard">46<text:tab/>Timothy Howell<text:tab/>36<text:tab/>hr<text:tab/>2023-07-14</text:p>
      <text:p text:style-name="Standard">47<text:tab/>Krista Blankenship<text:tab/>41<text:tab/>finance<text:tab/>2017-07-12</text:p>
      <text:p text:style-name="Standard">48<text:tab/>James Brown<text:tab/>23<text:tab/>hr<text:tab/>2025-02-11</text:p>
      <text:p text:style-name="Standard">49<text:tab/>Brian Rice<text:tab/>36<text:tab/>finance<text:tab/>2017-10-18</text:p>
      <text:p text:style-name="Standard">51<text:tab/>Michele King PhD<text:tab/>22<text:tab/>engineering<text:tab/>2019-12-09</text:p>
      <text:p text:style-name="Standard">52<text:tab/>Daniel Fischer<text:tab/>63<text:tab/>finance<text:tab/>2022-02-16</text:p>
      <text:p text:style-name="Standard">53<text:tab/>Angelica Bryant<text:tab/>29<text:tab/>finance<text:tab/>2019-11-28</text:p>
      <text:p text:style-name="Standard">55<text:tab/>Anthony Sherman<text:tab/>64<text:tab/>hr<text:tab/>2021-06-01</text:p>
      <text:p text:style-name="Standard">56<text:tab/>Laura Chan<text:tab/>42<text:tab/>engineering<text:tab/>2015-12-19</text:p>
      <text:p text:style-name="Standard">57<text:tab/>Robert Garrison<text:tab/>37<text:tab/>operations<text:tab/>2022-05-14</text:p>
      <text:p text:style-name="Standard"><text:soft-page-break/>58<text:tab/>Mary Chambers<text:tab/>63<text:tab/>operations<text:tab/>2018-05-02</text:p>
      <text:p text:style-name="Standard">59<text:tab/>John Bowman<text:tab/>36<text:tab/>hr<text:tab/>2020-04-10</text:p>
      <text:p text:style-name="Standard">60<text:tab/>Tami Barnes<text:tab/>58<text:tab/>marketing<text:tab/>2021-03-24</text:p>
      <text:p text:style-name="Standard">62<text:tab/>Gregory Washington<text:tab/>32<text:tab/>engineering<text:tab/>2023-08-21</text:p>
      <text:p text:style-name="Standard">63<text:tab/>Kimberly Scott<text:tab/>27<text:tab/>it<text:tab/>2021-04-19</text:p>
      <text:p text:style-name="Standard">64<text:tab/>Deborah Roberts<text:tab/>55<text:tab/>finance<text:tab/>2025-01-21</text:p>
      <text:p text:style-name="Standard">65<text:tab/>Tami Becker<text:tab/>31<text:tab/>marketing<text:tab/>2016-02-19</text:p>
      <text:p text:style-name="Standard">66<text:tab/>Victor Wilson MD<text:tab/>57<text:tab/>marketing<text:tab/>2024-07-01</text:p>
      <text:p text:style-name="Standard">67<text:tab/>Kurt Brown<text:tab/>30<text:tab/>it<text:tab/>2024-09-01</text:p>
      <text:p text:style-name="Standard">68<text:tab/>Jennifer Cohen<text:tab/>35<text:tab/>it<text:tab/>2015-10-18</text:p>
      <text:p text:style-name="Standard">69<text:tab/>Amy Bender<text:tab/>59<text:tab/>operations<text:tab/>2019-06-20</text:p>
      <text:p text:style-name="Standard">70<text:tab/>Fred Harris<text:tab/>44<text:tab/>sales<text:tab/>2023-12-18</text:p>
      <text:p text:style-name="Standard">71<text:tab/>Jessica Smith<text:tab/>26<text:tab/>operations<text:tab/>2021-12-18</text:p>
      <text:p text:style-name="Standard">73<text:tab/>James West<text:tab/>55<text:tab/>marketing<text:tab/>2022-05-11</text:p>
      <text:p text:style-name="Standard">74<text:tab/>Alyssa Rose<text:tab/>47<text:tab/>operations<text:tab/>2015-07-23</text:p>
      <text:p text:style-name="Standard">75<text:tab/>Rhonda Miller<text:tab/>35<text:tab/>operations<text:tab/>2022-04-13</text:p>
      <text:p text:style-name="Standard">76<text:tab/>Krista Walker<text:tab/>24<text:tab/>it<text:tab/>2015-08-25</text:p>
      <text:p text:style-name="Standard">77<text:tab/>Cynthia Alvarez<text:tab/>28<text:tab/>finance<text:tab/>2021-02-03</text:p>
      <text:p text:style-name="Standard">79<text:tab/>Janice Larson<text:tab/>57<text:tab/>it<text:tab/>2020-03-16</text:p>
      <text:p text:style-name="Standard">80<text:tab/>David Allison<text:tab/>42<text:tab/>engineering<text:tab/>2024-09-18</text:p>
      <text:p text:style-name="Standard">81<text:tab/>Matthew Thompson<text:tab/>54<text:tab/>operations<text:tab/>2017-05-12</text:p>
      <text:p text:style-name="Standard">83<text:tab/>Jeremy Phillips<text:tab/>59<text:tab/>marketing<text:tab/>2016-09-01</text:p>
      <text:p text:style-name="Standard">85<text:tab/>Tiffany Burns<text:tab/>41<text:tab/>operations<text:tab/>2025-02-03</text:p>
      <text:p text:style-name="Standard">86<text:tab/>Corey Moore<text:tab/>50<text:tab/>hr<text:tab/>2015-09-14</text:p>
      <text:p text:style-name="Standard">88<text:tab/>Jeff Johnson<text:tab/>35<text:tab/>finance<text:tab/>2025-03-01</text:p>
      <text:p text:style-name="Standard">89<text:tab/>Amanda Garner<text:tab/>43<text:tab/>finance<text:tab/>2024-06-24</text:p>
      <text:p text:style-name="Standard">90<text:tab/>Marc Booker<text:tab/>39<text:tab/>hr<text:tab/>2022-09-07</text:p>
      <text:p text:style-name="Standard">91<text:tab/>Susan Phillips<text:tab/>65<text:tab/>finance<text:tab/>2020-09-17</text:p>
      <text:p text:style-name="Standard">92<text:tab/>Dwayne West<text:tab/>39<text:tab/>operations<text:tab/>2015-09-18</text:p>
      <text:p text:style-name="Standard">94<text:tab/>Phillip Murray<text:tab/>51<text:tab/>hr<text:tab/>2015-09-08</text:p>
      <text:p text:style-name="Standard">95<text:tab/>Madison Phillips<text:tab/>31<text:tab/>it<text:tab/>2021-10-03</text:p>
      <text:p text:style-name="Standard">96<text:tab/>Barry Banks<text:tab/>49<text:tab/>sales<text:tab/>2021-06-30</text:p>
      <text:p text:style-name="Standard">97<text:tab/>Mark Wilson<text:tab/>37<text:tab/>sales<text:tab/>2018-07-15</text:p>
      <text:p text:style-name="Standard">98<text:tab/>Eric Mitchell<text:tab/>21<text:tab/>sales<text:tab/>2023-10-26</text:p>
      <text:p text:style-name="Standard">99<text:tab/>Robert Coleman<text:tab/>58<text:tab/>it<text:tab/>2016-06-17</text:p>
      <text:p text:style-name="Standard">100<text:tab/>Anthony Ewing<text:tab/>46<text:tab/>sales<text:tab/>2022-04-09</text:p>
      <text:p text:style-name="Standard">101<text:tab/>Alexis Barber<text:tab/>21<text:tab/>hr<text:tab/>2020-04-16</text:p>
      <text:p text:style-name="Standard">102<text:tab/>Jasmine Francis<text:tab/>43<text:tab/>sales<text:tab/>2022-05-19</text:p>
      <text:p text:style-name="Standard">103<text:tab/>David Robinson<text:tab/>49<text:tab/>engineering<text:tab/>2024-10-23</text:p>
      <text:p text:style-name="Standard">104<text:tab/>Timothy Doyle<text:tab/>64<text:tab/>finance<text:tab/>2023-12-13</text:p>
      <text:p text:style-name="Standard">105<text:tab/>Mary Malone<text:tab/>53<text:tab/>marketing<text:tab/>2024-07-27</text:p>
      <text:p text:style-name="Standard">106<text:tab/>Tyler Hahn<text:tab/>31<text:tab/>engineering<text:tab/>2020-12-26</text:p>
      <text:p text:style-name="Standard">107<text:tab/>Stephanie Russell<text:tab/>55<text:tab/>engineering<text:tab/>2018-01-20</text:p>
      <text:p text:style-name="Standard">108<text:tab/>Maria Ball<text:tab/>56<text:tab/>engineering<text:tab/>2023-07-28</text:p>
      <text:p text:style-name="Standard">109<text:tab/>Andrea Collins<text:tab/>50<text:tab/>hr<text:tab/>2016-06-05</text:p>
      <text:p text:style-name="Standard">111<text:tab/>Stacy Moreno<text:tab/>58<text:tab/>marketing<text:tab/>2020-07-28</text:p>
      <text:p text:style-name="Standard">112<text:tab/>Cathy Kelly<text:tab/>57<text:tab/>sales<text:tab/>2024-09-27</text:p>
      <text:p text:style-name="Standard">113<text:tab/>Michelle Gonzalez<text:tab/>33<text:tab/>it<text:tab/>2018-09-23</text:p>
      <text:p text:style-name="Standard">114<text:tab/>Christopher Shannon<text:tab/>24<text:tab/>finance<text:tab/>2024-07-22</text:p>
      <text:p text:style-name="Standard">115<text:tab/>Amy Daniels<text:tab/>34<text:tab/>engineering<text:tab/>2023-08-20</text:p>
      <text:p text:style-name="Standard">116<text:tab/>Jose Hebert<text:tab/>60<text:tab/>marketing<text:tab/>2020-04-30</text:p>
      <text:p text:style-name="Standard">117<text:tab/>Christine Pham<text:tab/>37<text:tab/>operations<text:tab/>2024-08-13</text:p>
      <text:p text:style-name="Standard"><text:soft-page-break/>118<text:tab/>Maria Nolan<text:tab/>56<text:tab/>engineering<text:tab/>2021-11-06</text:p>
      <text:p text:style-name="Standard">119<text:tab/>Mary Robles<text:tab/>54<text:tab/>sales<text:tab/>2023-08-24</text:p>
      <text:p text:style-name="Standard">120<text:tab/>Michelle Fisher<text:tab/>21<text:tab/>hr<text:tab/>2020-01-05</text:p>
      <text:p text:style-name="Standard">121<text:tab/>Lindsey Yoder<text:tab/>21<text:tab/>operations<text:tab/>2017-06-05</text:p>
      <text:p text:style-name="Standard">122<text:tab/>Theresa Taylor<text:tab/>61<text:tab/>sales<text:tab/>2017-07-25</text:p>
      <text:p text:style-name="Standard">123<text:tab/>Kelli Faulkner<text:tab/>25<text:tab/>sales<text:tab/>2016-12-10</text:p>
      <text:p text:style-name="Standard">124<text:tab/>Christina Norman<text:tab/>64<text:tab/>sales<text:tab/>2024-04-25</text:p>
      <text:p text:style-name="Standard">125<text:tab/>Christopher Stein<text:tab/>49<text:tab/>hr<text:tab/>2021-04-21</text:p>
      <text:p text:style-name="Standard">126<text:tab/>Jessica Campbell<text:tab/>20<text:tab/>it<text:tab/>2017-09-24</text:p>
      <text:p text:style-name="Standard">127<text:tab/>Harry Richardson<text:tab/>51<text:tab/>it<text:tab/>2018-03-23</text:p>
      <text:p text:style-name="Standard">128<text:tab/>Madison Fernandez<text:tab/>64<text:tab/>sales<text:tab/>2020-09-14</text:p>
      <text:p text:style-name="Standard">129<text:tab/>Aaron Garcia<text:tab/>30<text:tab/>engineering<text:tab/>2024-02-05</text:p>
      <text:p text:style-name="Standard">130<text:tab/>Stephanie Holland<text:tab/>49<text:tab/>hr<text:tab/>2024-09-16</text:p>
      <text:p text:style-name="Standard">131<text:tab/>Ann Pierce<text:tab/>46<text:tab/>operations<text:tab/>2025-03-02</text:p>
      <text:p text:style-name="Standard">132<text:tab/>Jean Fuller<text:tab/>58<text:tab/>marketing<text:tab/>2020-05-08</text:p>
      <text:p text:style-name="Standard">133<text:tab/>Jessica Smith<text:tab/>41<text:tab/>operations<text:tab/>2015-08-17</text:p>
      <text:p text:style-name="Standard">134<text:tab/>Michael David<text:tab/>62<text:tab/>sales<text:tab/>2021-05-05</text:p>
      <text:p text:style-name="Standard">135<text:tab/>Justin Ramirez<text:tab/>44<text:tab/>sales<text:tab/>2020-06-25</text:p>
      <text:p text:style-name="Standard">136<text:tab/>Troy Mooney<text:tab/>46<text:tab/>hr<text:tab/>2023-12-27</text:p>
      <text:p text:style-name="Standard">137<text:tab/>Stephen Barnett<text:tab/>61<text:tab/>finance<text:tab/>2024-08-22</text:p>
      <text:p text:style-name="Standard">138<text:tab/>Leslie Webb<text:tab/>48<text:tab/>hr<text:tab/>2023-10-21</text:p>
      <text:p text:style-name="Standard">139<text:tab/>Sherry Schroeder<text:tab/>29<text:tab/>hr<text:tab/>2016-12-03</text:p>
      <text:p text:style-name="Standard">140<text:tab/>Paul Walker<text:tab/>41<text:tab/>operations<text:tab/>2024-01-27</text:p>
      <text:p text:style-name="Standard">141<text:tab/>Steven Cantrell<text:tab/>51<text:tab/>operations<text:tab/>2015-12-01</text:p>
      <text:p text:style-name="Standard">142<text:tab/>Travis Holmes<text:tab/>34<text:tab/>it<text:tab/>2021-05-05</text:p>
      <text:p text:style-name="Standard">143<text:tab/>Jennifer Reed<text:tab/>26<text:tab/>sales<text:tab/>2022-04-29</text:p>
      <text:p text:style-name="Standard">144<text:tab/>Courtney Mullins<text:tab/>23<text:tab/>engineering<text:tab/>2022-09-06</text:p>
      <text:p text:style-name="Standard">145<text:tab/>Amber Webb<text:tab/>31<text:tab/>finance<text:tab/>2018-03-22</text:p>
      <text:p text:style-name="Standard">146<text:tab/>James Williams<text:tab/>51<text:tab/>marketing<text:tab/>2019-03-27</text:p>
      <text:p text:style-name="Standard">147<text:tab/>David Mclaughlin<text:tab/>20<text:tab/>operations<text:tab/>2022-05-24</text:p>
      <text:p text:style-name="Standard">148<text:tab/>Heather Jones<text:tab/>57<text:tab/>engineering<text:tab/>2018-10-10</text:p>
      <text:p text:style-name="Standard">149<text:tab/>Amber Stewart<text:tab/>44<text:tab/>operations<text:tab/>2020-09-18</text:p>
      <text:p text:style-name="Standard">150<text:tab/>James Anderson<text:tab/>38<text:tab/>hr<text:tab/>2019-04-20</text:p>
      <text:p text:style-name="Standard">151<text:tab/>Zachary Taylor<text:tab/>23<text:tab/>marketing<text:tab/>2024-01-11</text:p>
      <text:p text:style-name="Standard">152<text:tab/>Susan Moreno<text:tab/>42<text:tab/>finance<text:tab/>2024-07-24</text:p>
      <text:p text:style-name="Standard">153<text:tab/>Kathy Foster<text:tab/>28<text:tab/>it<text:tab/>2015-09-25</text:p>
      <text:p text:style-name="Standard">154<text:tab/>Olivia Andrews<text:tab/>22<text:tab/>marketing<text:tab/>2021-05-03</text:p>
      <text:p text:style-name="Standard">155<text:tab/>Cheryl Dickerson<text:tab/>32<text:tab/>finance<text:tab/>2016-08-12</text:p>
      <text:p text:style-name="Standard">156<text:tab/>Bradley Mcbride<text:tab/>30<text:tab/>engineering<text:tab/>2016-09-17</text:p>
      <text:p text:style-name="Standard">157<text:tab/>Cassandra Mercer<text:tab/>27<text:tab/>sales<text:tab/>2018-09-22</text:p>
      <text:p text:style-name="Standard">158<text:tab/>David Arnold<text:tab/>45<text:tab/>operations<text:tab/>2019-05-19</text:p>
      <text:p text:style-name="Standard">159<text:tab/>Karen Adams<text:tab/>49<text:tab/>engineering<text:tab/>2021-10-10</text:p>
      <text:p text:style-name="Standard">160<text:tab/>Laura Kennedy<text:tab/>26<text:tab/>it<text:tab/>2016-12-26</text:p>
      <text:p text:style-name="Standard">161<text:tab/>Heather Morales<text:tab/>59<text:tab/>finance<text:tab/>2017-10-11</text:p>
      <text:p text:style-name="Standard">162<text:tab/>Sandy Johnson<text:tab/>27<text:tab/>finance<text:tab/>2024-12-29</text:p>
      <text:p text:style-name="Standard">163<text:tab/>Stacy Hartman<text:tab/>35<text:tab/>marketing<text:tab/>2018-07-11</text:p>
      <text:p text:style-name="Standard">164<text:tab/>Ian Norman<text:tab/>54<text:tab/>sales<text:tab/>2024-12-01</text:p>
      <text:p text:style-name="Standard">165<text:tab/>Chelsea King<text:tab/>59<text:tab/>sales<text:tab/>2016-01-14</text:p>
      <text:p text:style-name="Standard">166<text:tab/>Jeffrey Silva<text:tab/>35<text:tab/>operations<text:tab/>2024-08-26</text:p>
      <text:p text:style-name="Standard">167<text:tab/>Stephanie Butler<text:tab/>23<text:tab/>sales<text:tab/>2024-06-17</text:p>
      <text:p text:style-name="Standard">168<text:tab/>Jose Preston<text:tab/>25<text:tab/>it<text:tab/>2019-02-08</text:p>
      <text:p text:style-name="Standard">170<text:tab/>Karen Alexander<text:tab/>57<text:tab/>finance<text:tab/>2024-08-30</text:p>
      <text:p text:style-name="Standard"><text:soft-page-break/>171<text:tab/>Noah Cole<text:tab/>37<text:tab/>operations<text:tab/>2022-06-11</text:p>
      <text:p text:style-name="Standard">172<text:tab/>Tonya Chavez<text:tab/>21<text:tab/>finance<text:tab/>2016-07-16</text:p>
      <text:p text:style-name="Standard">173<text:tab/>Nancy Davidson<text:tab/>31<text:tab/>engineering<text:tab/>2019-06-09</text:p>
      <text:p text:style-name="Standard">174<text:tab/>Frank Figueroa<text:tab/>50<text:tab/>sales<text:tab/>2020-10-13</text:p>
      <text:p text:style-name="Standard">175<text:tab/>Richard Barnes<text:tab/>22<text:tab/>it<text:tab/>2022-07-05</text:p>
      <text:p text:style-name="Standard">176<text:tab/>Steven Saunders<text:tab/>23<text:tab/>sales<text:tab/>2019-08-17</text:p>
      <text:p text:style-name="Standard">177<text:tab/>Alex Suarez<text:tab/>25<text:tab/>engineering<text:tab/>2024-08-03</text:p>
      <text:p text:style-name="Standard">178<text:tab/>Robert Hayden<text:tab/>40<text:tab/>sales<text:tab/>2016-05-28</text:p>
      <text:p text:style-name="Standard">180<text:tab/>Sarah Gomez<text:tab/>34<text:tab/>sales<text:tab/>2019-05-02</text:p>
      <text:p text:style-name="Standard">181<text:tab/>Catherine Wolfe<text:tab/>62<text:tab/>engineering<text:tab/>2020-01-08</text:p>
      <text:p text:style-name="Standard">182<text:tab/>Jose Harris<text:tab/>25<text:tab/>sales<text:tab/>2021-10-26</text:p>
      <text:p text:style-name="Standard">183<text:tab/>Mr. James Trujillo<text:tab/>57<text:tab/>marketing<text:tab/>2016-08-02</text:p>
      <text:p text:style-name="Standard">184<text:tab/>Troy Thompson<text:tab/>47<text:tab/>operations<text:tab/>2017-09-12</text:p>
      <text:p text:style-name="Standard">185<text:tab/>Krista Young<text:tab/>52<text:tab/>finance<text:tab/>2017-11-04</text:p>
      <text:p text:style-name="Standard">186<text:tab/>Paul Yu<text:tab/>55<text:tab/>engineering<text:tab/>2024-07-10</text:p>
      <text:p text:style-name="Standard">187<text:tab/>Lauren Cowan<text:tab/>55<text:tab/>operations<text:tab/>2024-12-12</text:p>
      <text:p text:style-name="Standard">188<text:tab/>Ashley Owens<text:tab/>64<text:tab/>engineering<text:tab/>2023-05-03</text:p>
      <text:p text:style-name="Standard">189<text:tab/>Cheryl Williams<text:tab/>42<text:tab/>hr<text:tab/>2016-04-29</text:p>
      <text:p text:style-name="Standard">191<text:tab/>Marissa Garcia<text:tab/>40<text:tab/>operations<text:tab/>2016-05-17</text:p>
      <text:p text:style-name="Standard">192<text:tab/>Victor Clark<text:tab/>23<text:tab/>it<text:tab/>2019-09-05</text:p>
      <text:p text:style-name="Standard">193<text:tab/>Jason Smith<text:tab/>46<text:tab/>engineering<text:tab/>2019-10-29</text:p>
      <text:p text:style-name="Standard">194<text:tab/>Holly Pollard<text:tab/>63<text:tab/>it<text:tab/>2016-09-20</text:p>
      <text:p text:style-name="Standard">195<text:tab/>Ryan Chandler<text:tab/>23<text:tab/>hr<text:tab/>2020-12-02</text:p>
      <text:p text:style-name="Standard">196<text:tab/>Jennifer Ingram<text:tab/>38<text:tab/>engineering<text:tab/>2021-02-01</text:p>
      <text:p text:style-name="Standard">197<text:tab/>Jeffery Harrison<text:tab/>54<text:tab/>it<text:tab/>2019-11-29</text:p>
      <text:p text:style-name="Standard">198<text:tab/>Erin Atkinson<text:tab/>45<text:tab/>operations<text:tab/>2015-08-20</text:p>
      <text:p text:style-name="Standard">199<text:tab/>Debbie Kemp<text:tab/>47<text:tab/>marketing<text:tab/>2020-12-03</text:p>
      <text:p text:style-name="Standard">200<text:tab/>Haley Lowe<text:tab/>30<text:tab/>operations<text:tab/>2022-12-12</text:p>
      <text:p text:style-name="Standard">201<text:tab/>Sherri Mason<text:tab/>26<text:tab/>finance<text:tab/>2018-05-02</text:p>
      <text:p text:style-name="Standard">202<text:tab/>Gabriela Jackson<text:tab/>34<text:tab/>engineering<text:tab/>2022-03-04</text:p>
      <text:p text:style-name="Standard">203<text:tab/>Timothy Adams<text:tab/>42<text:tab/>engineering<text:tab/>2017-11-16</text:p>
      <text:p text:style-name="Standard">204<text:tab/>Joseph Wise<text:tab/>32<text:tab/>finance<text:tab/>2019-03-03</text:p>
      <text:p text:style-name="Standard">205<text:tab/>Mark Williams<text:tab/>51<text:tab/>sales<text:tab/>2021-01-22</text:p>
      <text:p text:style-name="Standard">206<text:tab/>Michael Velasquez<text:tab/>60<text:tab/>marketing<text:tab/>2024-03-03</text:p>
      <text:p text:style-name="Standard">207<text:tab/>Julie Henderson<text:tab/>60<text:tab/>engineering<text:tab/>2016-05-07</text:p>
      <text:p text:style-name="Standard">208<text:tab/>Ashley Hines<text:tab/>22<text:tab/>hr<text:tab/>2021-05-13</text:p>
      <text:p text:style-name="Standard">211<text:tab/>Heather Price<text:tab/>48<text:tab/>hr<text:tab/>2018-02-15</text:p>
      <text:p text:style-name="Standard">212<text:tab/>Cathy Smith<text:tab/>22<text:tab/>finance<text:tab/>2019-09-12</text:p>
      <text:p text:style-name="Standard">213<text:tab/>Angela Williams DDS<text:tab/>38<text:tab/>sales<text:tab/>2023-01-08</text:p>
      <text:p text:style-name="Standard">214<text:tab/>Carrie House<text:tab/>24<text:tab/>engineering<text:tab/>2018-05-21</text:p>
      <text:p text:style-name="Standard">215<text:tab/>Alison Ramirez<text:tab/>62<text:tab/>marketing<text:tab/>2021-12-23</text:p>
      <text:p text:style-name="Standard">216<text:tab/>Mary Lewis<text:tab/>61<text:tab/>it<text:tab/>2024-12-30</text:p>
      <text:p text:style-name="Standard">217<text:tab/>Nicole White<text:tab/>61<text:tab/>operations<text:tab/>2017-02-15</text:p>
      <text:p text:style-name="Standard">218<text:tab/>Jessica Williams<text:tab/>53<text:tab/>hr<text:tab/>2024-05-15</text:p>
      <text:p text:style-name="Standard">219<text:tab/>Rhonda Garcia<text:tab/>33<text:tab/>engineering<text:tab/>2017-11-30</text:p>
      <text:p text:style-name="Standard">221<text:tab/>Henry Stewart<text:tab/>59<text:tab/>finance<text:tab/>2021-01-25</text:p>
      <text:p text:style-name="Standard">222<text:tab/>Luis Wiley<text:tab/>30<text:tab/>it<text:tab/>2017-08-02</text:p>
      <text:p text:style-name="Standard">223<text:tab/>George Cook<text:tab/>38<text:tab/>operations<text:tab/>2019-07-21</text:p>
      <text:p text:style-name="Standard">224<text:tab/>Kimberly Hood<text:tab/>50<text:tab/>operations<text:tab/>2017-09-13</text:p>
      <text:p text:style-name="Standard">225<text:tab/>Kevin Burgess<text:tab/>38<text:tab/>operations<text:tab/>2019-08-21</text:p>
      <text:p text:style-name="Standard">226<text:tab/>Martha Flores<text:tab/>28<text:tab/>operations<text:tab/>2018-03-06</text:p>
      <text:p text:style-name="Standard">227<text:tab/>Crystal Graves<text:tab/>26<text:tab/>it<text:tab/>2017-12-26</text:p>
      <text:p text:style-name="Standard"><text:soft-page-break/>228<text:tab/>Emily Hall<text:tab/>52<text:tab/>finance<text:tab/>2019-10-19</text:p>
      <text:p text:style-name="Standard">229<text:tab/>Brittany Smith<text:tab/>21<text:tab/>sales<text:tab/>2018-09-01</text:p>
      <text:p text:style-name="Standard">230<text:tab/>Donna Blackburn<text:tab/>43<text:tab/>finance<text:tab/>2025-04-30</text:p>
      <text:p text:style-name="Standard">231<text:tab/>Joseph Cabrera<text:tab/>29<text:tab/>finance<text:tab/>2025-01-18</text:p>
      <text:p text:style-name="Standard">232<text:tab/>Cynthia James<text:tab/>65<text:tab/>sales<text:tab/>2024-02-14</text:p>
      <text:p text:style-name="Standard">233<text:tab/>Julia Hall<text:tab/>55<text:tab/>it<text:tab/>2021-10-18</text:p>
      <text:p text:style-name="Standard">234<text:tab/>Michael Davis<text:tab/>35<text:tab/>sales<text:tab/>2018-10-05</text:p>
      <text:p text:style-name="Standard">235<text:tab/>Jennifer Adams<text:tab/>54<text:tab/>hr<text:tab/>2019-05-18</text:p>
      <text:p text:style-name="Standard">237<text:tab/>Timothy Hamilton<text:tab/>53<text:tab/>marketing<text:tab/>2018-06-12</text:p>
      <text:p text:style-name="Standard">238<text:tab/>David Holmes<text:tab/>60<text:tab/>sales<text:tab/>2025-05-23</text:p>
      <text:p text:style-name="Standard">239<text:tab/>Kyle Cisneros<text:tab/>62<text:tab/>it<text:tab/>2016-09-22</text:p>
      <text:p text:style-name="Standard">240<text:tab/>David Brown<text:tab/>42<text:tab/>marketing<text:tab/>2021-11-19</text:p>
      <text:p text:style-name="Standard">241<text:tab/>Alexandria Mason<text:tab/>50<text:tab/>it<text:tab/>2016-07-10</text:p>
      <text:p text:style-name="Standard">242<text:tab/>Joseph Guerrero<text:tab/>22<text:tab/>engineering<text:tab/>2024-12-14</text:p>
      <text:p text:style-name="Standard">243<text:tab/>James Goodman<text:tab/>39<text:tab/>marketing<text:tab/>2022-09-23</text:p>
      <text:p text:style-name="Standard">244<text:tab/>Keith Wilson<text:tab/>38<text:tab/>engineering<text:tab/>2018-01-03</text:p>
      <text:p text:style-name="Standard">245<text:tab/>Shannon Waters<text:tab/>47<text:tab/>sales<text:tab/>2024-05-11</text:p>
      <text:p text:style-name="Standard">246<text:tab/>Nicholas Ibarra<text:tab/>51<text:tab/>engineering<text:tab/>2017-07-03</text:p>
      <text:p text:style-name="Standard">248<text:tab/>Kristen Gregory<text:tab/>38<text:tab/>engineering<text:tab/>2025-02-07</text:p>
      <text:p text:style-name="Standard">249<text:tab/>Carol Carter<text:tab/>42<text:tab/>marketing<text:tab/>2018-12-06</text:p>
      <text:p text:style-name="Standard">251<text:tab/>Donna Hill<text:tab/>63<text:tab/>operations<text:tab/>2015-10-25</text:p>
      <text:p text:style-name="Standard">252<text:tab/>Katie Barnes<text:tab/>56<text:tab/>hr<text:tab/>2016-03-01</text:p>
      <text:p text:style-name="Standard">253<text:tab/>Benjamin Steele<text:tab/>56<text:tab/>finance<text:tab/>2025-07-12</text:p>
      <text:p text:style-name="Standard">254<text:tab/>Phillip Bailey<text:tab/>31<text:tab/>sales<text:tab/>2015-07-31</text:p>
      <text:p text:style-name="Standard">255<text:tab/>Paul Calderon<text:tab/>33<text:tab/>marketing<text:tab/>2022-04-06</text:p>
      <text:p text:style-name="Standard">256<text:tab/>Cory Franklin<text:tab/>24<text:tab/>sales<text:tab/>2020-04-06</text:p>
      <text:p text:style-name="Standard">257<text:tab/>Brandon Farmer<text:tab/>40<text:tab/>it<text:tab/>2016-05-18</text:p>
      <text:p text:style-name="Standard">258<text:tab/>Carolyn Gonzalez<text:tab/>65<text:tab/>it<text:tab/>2024-07-23</text:p>
      <text:p text:style-name="Standard">259<text:tab/>Robert Jackson<text:tab/>32<text:tab/>operations<text:tab/>2021-05-29</text:p>
      <text:p text:style-name="Standard">260<text:tab/>Christopher Bush<text:tab/>43<text:tab/>sales<text:tab/>2022-01-27</text:p>
      <text:p text:style-name="Standard">261<text:tab/>Heather Smith<text:tab/>65<text:tab/>it<text:tab/>2024-03-02</text:p>
      <text:p text:style-name="Standard">262<text:tab/>Janet Hatfield<text:tab/>40<text:tab/>it<text:tab/>2024-11-24</text:p>
      <text:p text:style-name="Standard">263<text:tab/>Nicole Stevens<text:tab/>55<text:tab/>it<text:tab/>2022-12-31</text:p>
      <text:p text:style-name="Standard">264<text:tab/>Robert Williams<text:tab/>27<text:tab/>marketing<text:tab/>2020-11-05</text:p>
      <text:p text:style-name="Standard">265<text:tab/>Nathan Hurley<text:tab/>42<text:tab/>marketing<text:tab/>2015-11-23</text:p>
      <text:p text:style-name="Standard">266<text:tab/>Chad Davis<text:tab/>28<text:tab/>it<text:tab/>2020-10-12</text:p>
      <text:p text:style-name="Standard">267<text:tab/>Susan Lynch<text:tab/>29<text:tab/>finance<text:tab/>2024-06-19</text:p>
      <text:p text:style-name="Standard">268<text:tab/>Tyler Simmons<text:tab/>21<text:tab/>hr<text:tab/>2016-09-27</text:p>
      <text:p text:style-name="Standard">269<text:tab/>Charles Herrera<text:tab/>56<text:tab/>sales<text:tab/>2015-11-27</text:p>
      <text:p text:style-name="Standard">270<text:tab/>William Anderson<text:tab/>39<text:tab/>sales<text:tab/>2018-11-25</text:p>
      <text:p text:style-name="Standard">271<text:tab/>Dustin Davenport<text:tab/>64<text:tab/>hr<text:tab/>2022-06-17</text:p>
      <text:p text:style-name="Standard">272<text:tab/>Angela Green<text:tab/>29<text:tab/>engineering<text:tab/>2022-08-04</text:p>
      <text:p text:style-name="Standard">273<text:tab/>Andrea Singleton<text:tab/>43<text:tab/>marketing<text:tab/>2023-12-19</text:p>
      <text:p text:style-name="Standard">274<text:tab/>Amy Morton<text:tab/>26<text:tab/>hr<text:tab/>2023-12-07</text:p>
      <text:p text:style-name="Standard">275<text:tab/>Michelle Wheeler<text:tab/>30<text:tab/>operations<text:tab/>2017-06-05</text:p>
      <text:p text:style-name="Standard">276<text:tab/>Matthew Nunez<text:tab/>52<text:tab/>sales<text:tab/>2023-03-21</text:p>
      <text:p text:style-name="Standard">277<text:tab/>Aaron Lopez<text:tab/>35<text:tab/>finance<text:tab/>2024-11-03</text:p>
      <text:p text:style-name="Standard">278<text:tab/>Danielle Ortiz<text:tab/>63<text:tab/>sales<text:tab/>2017-05-28</text:p>
      <text:p text:style-name="Standard">279<text:tab/>Joseph Nunez<text:tab/>36<text:tab/>it<text:tab/>2021-09-09</text:p>
      <text:p text:style-name="Standard">280<text:tab/>Patricia Vazquez<text:tab/>43<text:tab/>marketing<text:tab/>2024-11-12</text:p>
      <text:p text:style-name="Standard">281<text:tab/>Patricia Abbott<text:tab/>59<text:tab/>it<text:tab/>2022-11-15</text:p>
      <text:p text:style-name="Standard">282<text:tab/>Katie Ponce<text:tab/>55<text:tab/>engineering<text:tab/>2016-01-13</text:p>
      <text:p text:style-name="Standard"><text:soft-page-break/>284<text:tab/>Miranda Martin<text:tab/>40<text:tab/>marketing<text:tab/>2017-06-11</text:p>
      <text:p text:style-name="Standard">285<text:tab/>Alex Wells<text:tab/>52<text:tab/>operations<text:tab/>2021-02-07</text:p>
      <text:p text:style-name="Standard">287<text:tab/>Michele Erickson<text:tab/>64<text:tab/>it<text:tab/>2020-09-24</text:p>
      <text:p text:style-name="Standard">288<text:tab/>Thomas Wilson<text:tab/>57<text:tab/>marketing<text:tab/>2016-03-31</text:p>
      <text:p text:style-name="Standard">289<text:tab/>Nicholas Kaiser<text:tab/>59<text:tab/>operations<text:tab/>2017-02-02</text:p>
      <text:p text:style-name="Standard">290<text:tab/>Crystal Garcia<text:tab/>27<text:tab/>finance<text:tab/>2023-11-06</text:p>
      <text:p text:style-name="Standard">291<text:tab/>Ryan Allen<text:tab/>46<text:tab/>marketing<text:tab/>2020-08-05</text:p>
      <text:p text:style-name="Standard">293<text:tab/>Pamela Carr<text:tab/>40<text:tab/>finance<text:tab/>2017-08-26</text:p>
      <text:p text:style-name="Standard">294<text:tab/>Tara Jackson<text:tab/>63<text:tab/>it<text:tab/>2019-05-29</text:p>
      <text:p text:style-name="Standard">295<text:tab/>Robert Bautista<text:tab/>39<text:tab/>finance<text:tab/>2019-05-09</text:p>
      <text:p text:style-name="Standard">296<text:tab/>Jimmy Jones<text:tab/>51<text:tab/>engineering<text:tab/>2020-09-29</text:p>
      <text:p text:style-name="Standard">297<text:tab/>Beth Castillo<text:tab/>56<text:tab/>it<text:tab/>2016-12-17</text:p>
      <text:p text:style-name="Standard">298<text:tab/>Lawrence Blake<text:tab/>29<text:tab/>engineering<text:tab/>2018-04-18</text:p>
      <text:p text:style-name="Standard">299<text:tab/>Richard Williams<text:tab/>61<text:tab/>engineering<text:tab/>2019-09-08</text:p>
      <text:p text:style-name="Standard">300<text:tab/>Sara Mcdonald<text:tab/>37<text:tab/>finance<text:tab/>2017-06-08</text:p>
      <text:p text:style-name="Standard">302<text:tab/>Jeffery Meadows<text:tab/>28<text:tab/>hr<text:tab/>2022-07-15</text:p>
      <text:p text:style-name="Standard">303<text:tab/>Patrick Bailey<text:tab/>50<text:tab/>sales<text:tab/>2022-05-28</text:p>
      <text:p text:style-name="Standard">305<text:tab/>Julie Scott<text:tab/>31<text:tab/>sales<text:tab/>2020-11-12</text:p>
      <text:p text:style-name="Standard">306<text:tab/>Megan Gonzalez<text:tab/>51<text:tab/>finance<text:tab/>2016-02-25</text:p>
      <text:p text:style-name="Standard">308<text:tab/>Jonathan Davenport Jr.<text:tab/>54<text:tab/>marketing<text:tab/>2023-11-20</text:p>
      <text:p text:style-name="Standard">309<text:tab/>Dakota Hahn<text:tab/>27<text:tab/>engineering<text:tab/>2023-07-03</text:p>
      <text:p text:style-name="Standard">310<text:tab/>Shane Myers<text:tab/>41<text:tab/>operations<text:tab/>2018-05-09</text:p>
      <text:p text:style-name="Standard">311<text:tab/>Larry Fuller<text:tab/>60<text:tab/>sales<text:tab/>2018-07-23</text:p>
      <text:p text:style-name="Standard">312<text:tab/>Kristine Holmes<text:tab/>28<text:tab/>sales<text:tab/>2022-09-07</text:p>
      <text:p text:style-name="Standard">313<text:tab/>Timothy Alexander<text:tab/>41<text:tab/>engineering<text:tab/>2015-10-05</text:p>
      <text:p text:style-name="Standard">314<text:tab/>Tiffany Chapman<text:tab/>62<text:tab/>hr<text:tab/>2018-12-14</text:p>
      <text:p text:style-name="Standard">315<text:tab/>Jamie Larson<text:tab/>39<text:tab/>it<text:tab/>2025-04-08</text:p>
      <text:p text:style-name="Standard">316<text:tab/>Billy Alvarez<text:tab/>34<text:tab/>finance<text:tab/>2015-11-25</text:p>
      <text:p text:style-name="Standard">317<text:tab/>Katherine Jackson<text:tab/>50<text:tab/>operations<text:tab/>2019-10-20</text:p>
      <text:p text:style-name="Standard">318<text:tab/>Brian Singleton<text:tab/>25<text:tab/>marketing<text:tab/>2024-06-09</text:p>
      <text:p text:style-name="Standard">320<text:tab/>Bobby Richard<text:tab/>48<text:tab/>hr<text:tab/>2017-04-18</text:p>
      <text:p text:style-name="Standard">321<text:tab/>Juan Roy<text:tab/>23<text:tab/>sales<text:tab/>2025-06-25</text:p>
      <text:p text:style-name="Standard">322<text:tab/>Jennifer King<text:tab/>63<text:tab/>operations<text:tab/>2023-02-07</text:p>
      <text:p text:style-name="Standard">323<text:tab/>Elizabeth Hardin<text:tab/>24<text:tab/>hr<text:tab/>2016-01-06</text:p>
      <text:p text:style-name="Standard">324<text:tab/>Jessica Green<text:tab/>50<text:tab/>hr<text:tab/>2019-02-25</text:p>
      <text:p text:style-name="Standard">325<text:tab/>Kimberly Christensen DVM<text:tab/>61<text:tab/>sales<text:tab/>2020-10-29</text:p>
      <text:p text:style-name="Standard">326<text:tab/>Timothy Martin<text:tab/>25<text:tab/>it<text:tab/>2022-08-15</text:p>
      <text:p text:style-name="Standard">327<text:tab/>Rebecca Cain<text:tab/>54<text:tab/>sales<text:tab/>2022-08-25</text:p>
      <text:p text:style-name="Standard">329<text:tab/>Ms. Megan Davis<text:tab/>42<text:tab/>finance<text:tab/>2023-03-24</text:p>
      <text:p text:style-name="Standard">330<text:tab/>Mrs. Amy Wright<text:tab/>62<text:tab/>sales<text:tab/>2022-12-06</text:p>
      <text:p text:style-name="Standard">333<text:tab/>Daniel Smith<text:tab/>34<text:tab/>operations<text:tab/>2023-12-14</text:p>
      <text:p text:style-name="Standard">334<text:tab/>Rachel Heath<text:tab/>35<text:tab/>engineering<text:tab/>2020-02-10</text:p>
      <text:p text:style-name="Standard">335<text:tab/>Doris Byrd<text:tab/>55<text:tab/>marketing<text:tab/>2020-05-17</text:p>
      <text:p text:style-name="Standard">336<text:tab/>James Lee<text:tab/>42<text:tab/>it<text:tab/>2016-05-29</text:p>
      <text:p text:style-name="Standard">337<text:tab/>Brittany Dickerson<text:tab/>44<text:tab/>finance<text:tab/>2018-12-15</text:p>
      <text:p text:style-name="Standard">338<text:tab/>Roy Massey<text:tab/>49<text:tab/>hr<text:tab/>2024-06-27</text:p>
      <text:p text:style-name="Standard">339<text:tab/>Austin Anderson<text:tab/>33<text:tab/>engineering<text:tab/>2015-09-30</text:p>
      <text:p text:style-name="Standard">340<text:tab/>Jonathan Baird<text:tab/>32<text:tab/>hr<text:tab/>2025-07-16</text:p>
      <text:p text:style-name="Standard">341<text:tab/>Krystal Ingram<text:tab/>32<text:tab/>operations<text:tab/>2024-12-17</text:p>
      <text:p text:style-name="Standard">342<text:tab/>Scott Massey<text:tab/>41<text:tab/>engineering<text:tab/>2020-04-20</text:p>
      <text:p text:style-name="Standard">343<text:tab/>Cheryl Baker<text:tab/>50<text:tab/>finance<text:tab/>2024-07-11</text:p>
      <text:p text:style-name="Standard">344<text:tab/>Anna Bates<text:tab/>38<text:tab/>sales<text:tab/>2023-03-18</text:p>
      <text:p text:style-name="Standard"><text:soft-page-break/>345<text:tab/>John Garrett<text:tab/>49<text:tab/>hr<text:tab/>2021-09-12</text:p>
      <text:p text:style-name="Standard">346<text:tab/>Ana Harrison<text:tab/>40<text:tab/>sales<text:tab/>2018-04-07</text:p>
      <text:p text:style-name="Standard">348<text:tab/>Jordan Jones<text:tab/>35<text:tab/>sales<text:tab/>2022-12-30</text:p>
      <text:p text:style-name="Standard">349<text:tab/>Lisa Meyer<text:tab/>61<text:tab/>it<text:tab/>2019-05-08</text:p>
      <text:p text:style-name="Standard">350<text:tab/>Sarah Acosta<text:tab/>51<text:tab/>finance<text:tab/>2015-08-15</text:p>
      <text:p text:style-name="Standard">352<text:tab/>Mary Smith<text:tab/>65<text:tab/>finance<text:tab/>2024-12-15</text:p>
      <text:p text:style-name="Standard">353<text:tab/>Kristen Gutierrez<text:tab/>62<text:tab/>marketing<text:tab/>2022-07-08</text:p>
      <text:p text:style-name="Standard">354<text:tab/>Troy Cordova<text:tab/>21<text:tab/>marketing<text:tab/>2019-08-04</text:p>
      <text:p text:style-name="Standard">355<text:tab/>Rebecca Monroe<text:tab/>47<text:tab/>operations<text:tab/>2016-08-19</text:p>
      <text:p text:style-name="Standard">356<text:tab/>Melissa Dixon<text:tab/>59<text:tab/>marketing<text:tab/>2023-04-29</text:p>
      <text:p text:style-name="Standard">358<text:tab/>Patrick Forbes<text:tab/>61<text:tab/>operations<text:tab/>2024-02-24</text:p>
      <text:p text:style-name="Standard">359<text:tab/>Michael Rodriguez<text:tab/>60<text:tab/>hr<text:tab/>2022-01-26</text:p>
      <text:p text:style-name="Standard">360<text:tab/>Jamie Edwards<text:tab/>26<text:tab/>marketing<text:tab/>2015-11-10</text:p>
      <text:p text:style-name="Standard">361<text:tab/>Donald Willis<text:tab/>37<text:tab/>hr<text:tab/>2022-04-05</text:p>
      <text:p text:style-name="Standard">362<text:tab/>Ronald Lane<text:tab/>31<text:tab/>operations<text:tab/>2024-07-30</text:p>
      <text:p text:style-name="Standard">363<text:tab/>Edward Kennedy III<text:tab/>45<text:tab/>hr<text:tab/>2023-05-31</text:p>
      <text:p text:style-name="Standard">364<text:tab/>Sabrina Huber<text:tab/>63<text:tab/>marketing<text:tab/>2018-08-18</text:p>
      <text:p text:style-name="Standard">365<text:tab/>Justin Ortiz<text:tab/>52<text:tab/>it<text:tab/>2015-10-27</text:p>
      <text:p text:style-name="Standard">366<text:tab/>Anthony Romero<text:tab/>59<text:tab/>marketing<text:tab/>2021-10-01</text:p>
      <text:p text:style-name="Standard">367<text:tab/>Theresa Parsons<text:tab/>51<text:tab/>finance<text:tab/>2015-09-18</text:p>
      <text:p text:style-name="Standard">368<text:tab/>Joshua Garcia<text:tab/>25<text:tab/>operations<text:tab/>2015-08-17</text:p>
      <text:p text:style-name="Standard">369<text:tab/>Ryan Carpenter<text:tab/>65<text:tab/>operations<text:tab/>2016-09-21</text:p>
      <text:p text:style-name="Standard">371<text:tab/>Jacob Boone<text:tab/>55<text:tab/>marketing<text:tab/>2020-01-27</text:p>
      <text:p text:style-name="Standard">372<text:tab/>Tracy Walker<text:tab/>40<text:tab/>operations<text:tab/>2019-09-24</text:p>
      <text:p text:style-name="Standard">373<text:tab/>Emily Thompson<text:tab/>35<text:tab/>marketing<text:tab/>2023-08-22</text:p>
      <text:p text:style-name="Standard">374<text:tab/>Carmen Hernandez<text:tab/>29<text:tab/>hr<text:tab/>2022-08-18</text:p>
      <text:p text:style-name="Standard">375<text:tab/>Julie Fowler<text:tab/>43<text:tab/>engineering<text:tab/>2017-10-11</text:p>
      <text:p text:style-name="Standard">376<text:tab/>Justin Mack<text:tab/>28<text:tab/>engineering<text:tab/>2020-03-07</text:p>
      <text:p text:style-name="Standard">377<text:tab/>Michael Lane<text:tab/>41<text:tab/>sales<text:tab/>2017-02-08</text:p>
      <text:p text:style-name="Standard">378<text:tab/>James Rivera<text:tab/>40<text:tab/>marketing<text:tab/>2024-06-08</text:p>
      <text:p text:style-name="Standard">379<text:tab/>Scott Henderson<text:tab/>38<text:tab/>it<text:tab/>2018-12-29</text:p>
      <text:p text:style-name="Standard">380<text:tab/>Kelsey George<text:tab/>45<text:tab/>engineering<text:tab/>2019-08-10</text:p>
      <text:p text:style-name="Standard">381<text:tab/>Cynthia Shields<text:tab/>63<text:tab/>operations<text:tab/>2017-07-22</text:p>
      <text:p text:style-name="Standard">382<text:tab/>Thomas Byrd<text:tab/>38<text:tab/>operations<text:tab/>2019-12-06</text:p>
      <text:p text:style-name="Standard">383<text:tab/>Miguel Myers<text:tab/>60<text:tab/>engineering<text:tab/>2024-10-21</text:p>
      <text:p text:style-name="Standard">384<text:tab/>Raymond Ramirez<text:tab/>24<text:tab/>sales<text:tab/>2021-07-27</text:p>
      <text:p text:style-name="Standard">385<text:tab/>Ann Castaneda<text:tab/>64<text:tab/>sales<text:tab/>2023-04-03</text:p>
      <text:p text:style-name="Standard">386<text:tab/>Stephanie Dunn<text:tab/>60<text:tab/>hr<text:tab/>2022-06-18</text:p>
      <text:p text:style-name="Standard">387<text:tab/>Jason Barnes<text:tab/>59<text:tab/>hr<text:tab/>2023-12-12</text:p>
      <text:p text:style-name="Standard">388<text:tab/>Margaret Brooks<text:tab/>47<text:tab/>hr<text:tab/>2019-04-03</text:p>
      <text:p text:style-name="Standard">389<text:tab/>Tonya Smith<text:tab/>57<text:tab/>it<text:tab/>2015-11-04</text:p>
      <text:p text:style-name="Standard">390<text:tab/>Brian Greer<text:tab/>52<text:tab/>finance<text:tab/>2018-07-21</text:p>
      <text:p text:style-name="Standard">391<text:tab/>Cameron Martin<text:tab/>27<text:tab/>operations<text:tab/>2020-12-09</text:p>
      <text:p text:style-name="Standard">392<text:tab/>Jeff Waller<text:tab/>50<text:tab/>engineering<text:tab/>2021-01-14</text:p>
      <text:p text:style-name="Standard">393<text:tab/>Joseph Mason<text:tab/>65<text:tab/>hr<text:tab/>2022-10-14</text:p>
      <text:p text:style-name="Standard">394<text:tab/>Thomas Hughes<text:tab/>35<text:tab/>marketing<text:tab/>2015-12-21</text:p>
      <text:p text:style-name="Standard">395<text:tab/>Cameron Barber<text:tab/>34<text:tab/>operations<text:tab/>2020-11-21</text:p>
      <text:p text:style-name="Standard">397<text:tab/>Derrick Garcia<text:tab/>65<text:tab/>operations<text:tab/>2015-11-17</text:p>
      <text:p text:style-name="Standard">398<text:tab/>Christine Moore<text:tab/>32<text:tab/>sales<text:tab/>2024-09-07</text:p>
      <text:p text:style-name="Standard">399<text:tab/>Bryan Cooke<text:tab/>40<text:tab/>marketing<text:tab/>2016-05-24</text:p>
      <text:p text:style-name="Standard">400<text:tab/>Sarah Sims<text:tab/>31<text:tab/>operations<text:tab/>2019-07-16</text:p>
      <text:p text:style-name="Standard">401<text:tab/>Wendy Smith<text:tab/>40<text:tab/>hr<text:tab/>2024-09-13</text:p>
      <text:p text:style-name="Standard"><text:soft-page-break/>402<text:tab/>John Anderson<text:tab/>44<text:tab/>sales<text:tab/>2017-10-16</text:p>
      <text:p text:style-name="Standard">403<text:tab/>Ebony Barrera<text:tab/>61<text:tab/>finance<text:tab/>2019-01-02</text:p>
      <text:p text:style-name="Standard">404<text:tab/>Rhonda Guerra<text:tab/>23<text:tab/>operations<text:tab/>2017-05-24</text:p>
      <text:p text:style-name="Standard">405<text:tab/>Julie Terry<text:tab/>52<text:tab/>it<text:tab/>2024-03-08</text:p>
      <text:p text:style-name="Standard">406<text:tab/>Stephen Cook<text:tab/>25<text:tab/>marketing<text:tab/>2019-08-16</text:p>
      <text:p text:style-name="Standard">407<text:tab/>Paul Taylor<text:tab/>54<text:tab/>engineering<text:tab/>2023-09-19</text:p>
      <text:p text:style-name="Standard">408<text:tab/>John Peterson<text:tab/>55<text:tab/>marketing<text:tab/>2021-07-25</text:p>
      <text:p text:style-name="Standard">409<text:tab/>Lori Perkins<text:tab/>43<text:tab/>marketing<text:tab/>2016-02-29</text:p>
      <text:p text:style-name="Standard">410<text:tab/>Dr. Greg Walker<text:tab/>26<text:tab/>it<text:tab/>2019-05-28</text:p>
      <text:p text:style-name="Standard">411<text:tab/>Allen Ford<text:tab/>42<text:tab/>operations<text:tab/>2024-03-17</text:p>
      <text:p text:style-name="Standard">412<text:tab/>Maria Perez<text:tab/>57<text:tab/>it<text:tab/>2020-07-12</text:p>
      <text:p text:style-name="Standard">413<text:tab/>Brian Torres<text:tab/>33<text:tab/>operations<text:tab/>2016-12-30</text:p>
      <text:p text:style-name="Standard">414<text:tab/>Frank Vega<text:tab/>54<text:tab/>finance<text:tab/>2016-12-15</text:p>
      <text:p text:style-name="Standard">415<text:tab/>Sarah Howell<text:tab/>63<text:tab/>operations<text:tab/>2017-02-02</text:p>
      <text:p text:style-name="Standard">416<text:tab/>Matthew Williams<text:tab/>37<text:tab/>operations<text:tab/>2018-05-05</text:p>
      <text:p text:style-name="Standard">417<text:tab/>Mary Allen<text:tab/>35<text:tab/>operations<text:tab/>2024-01-22</text:p>
      <text:p text:style-name="Standard">418<text:tab/>Christine Guzman<text:tab/>44<text:tab/>sales<text:tab/>2018-08-02</text:p>
      <text:p text:style-name="Standard">419<text:tab/>Leroy Sullivan<text:tab/>37<text:tab/>it<text:tab/>2021-06-14</text:p>
      <text:p text:style-name="Standard">421<text:tab/>Daniel Frazier<text:tab/>45<text:tab/>finance<text:tab/>2019-11-30</text:p>
      <text:p text:style-name="Standard">422<text:tab/>Rachel Evans<text:tab/>55<text:tab/>marketing<text:tab/>2016-08-18</text:p>
      <text:p text:style-name="Standard">423<text:tab/>Rachel Carlson<text:tab/>23<text:tab/>hr<text:tab/>2022-07-20</text:p>
      <text:p text:style-name="Standard">424<text:tab/>Andrea Mcintyre<text:tab/>30<text:tab/>sales<text:tab/>2023-04-29</text:p>
      <text:p text:style-name="Standard">425<text:tab/>Cody Mack<text:tab/>61<text:tab/>engineering<text:tab/>2016-02-06</text:p>
      <text:p text:style-name="Standard">426<text:tab/>Kathy Sutton<text:tab/>36<text:tab/>hr<text:tab/>2020-03-08</text:p>
      <text:p text:style-name="Standard">427<text:tab/>Elizabeth Koch<text:tab/>64<text:tab/>operations<text:tab/>2018-09-04</text:p>
      <text:p text:style-name="Standard">430<text:tab/>Robert Thomas<text:tab/>34<text:tab/>sales<text:tab/>2019-11-24</text:p>
      <text:p text:style-name="Standard">431<text:tab/>Thomas Cameron<text:tab/>39<text:tab/>finance<text:tab/>2025-04-12</text:p>
      <text:p text:style-name="Standard">432<text:tab/>Charles Frederick<text:tab/>24<text:tab/>marketing<text:tab/>2024-03-30</text:p>
      <text:p text:style-name="Standard">433<text:tab/>Terry Clay<text:tab/>29<text:tab/>sales<text:tab/>2018-12-27</text:p>
      <text:p text:style-name="Standard">434<text:tab/>James Fisher<text:tab/>27<text:tab/>marketing<text:tab/>2021-04-26</text:p>
      <text:p text:style-name="Standard">435<text:tab/>Brittany Nelson<text:tab/>61<text:tab/>hr<text:tab/>2018-05-31</text:p>
      <text:p text:style-name="Standard">436<text:tab/>Ashley Johnson<text:tab/>64<text:tab/>hr<text:tab/>2020-12-31</text:p>
      <text:p text:style-name="Standard">437<text:tab/>Carlos Brooks<text:tab/>45<text:tab/>engineering<text:tab/>2020-09-01</text:p>
      <text:p text:style-name="Standard">438<text:tab/>Daniel Norris<text:tab/>35<text:tab/>sales<text:tab/>2016-06-19</text:p>
      <text:p text:style-name="Standard">439<text:tab/>Monica Lawson<text:tab/>40<text:tab/>finance<text:tab/>2024-06-06</text:p>
      <text:p text:style-name="Standard">440<text:tab/>Krista Martinez<text:tab/>50<text:tab/>operations<text:tab/>2015-12-16</text:p>
      <text:p text:style-name="Standard">441<text:tab/>William Crawford<text:tab/>23<text:tab/>operations<text:tab/>2024-02-13</text:p>
      <text:p text:style-name="Standard">442<text:tab/>Duane Clay<text:tab/>45<text:tab/>hr<text:tab/>2015-08-28</text:p>
      <text:p text:style-name="Standard">444<text:tab/>James Morris<text:tab/>61<text:tab/>it<text:tab/>2018-12-06</text:p>
      <text:p text:style-name="Standard">445<text:tab/>David Clements<text:tab/>35<text:tab/>hr<text:tab/>2025-02-24</text:p>
      <text:p text:style-name="Standard">446<text:tab/>Raymond Vargas<text:tab/>62<text:tab/>it<text:tab/>2015-10-20</text:p>
      <text:p text:style-name="Standard">448<text:tab/>Daniel Phillips<text:tab/>37<text:tab/>it<text:tab/>2022-08-22</text:p>
      <text:p text:style-name="Standard">449<text:tab/>John Johnson<text:tab/>24<text:tab/>engineering<text:tab/>2024-11-25</text:p>
      <text:p text:style-name="Standard">450<text:tab/>Melissa Landry<text:tab/>51<text:tab/>operations<text:tab/>2018-06-30</text:p>
      <text:p text:style-name="Standard">451<text:tab/>John Jones MD<text:tab/>27<text:tab/>finance<text:tab/>2023-12-25</text:p>
      <text:p text:style-name="Standard">453<text:tab/>Jermaine Smith<text:tab/>65<text:tab/>it<text:tab/>2018-07-23</text:p>
      <text:p text:style-name="Standard">454<text:tab/>Jerry Parks<text:tab/>24<text:tab/>marketing<text:tab/>2021-01-21</text:p>
      <text:p text:style-name="Standard">455<text:tab/>Janice Nash<text:tab/>22<text:tab/>sales<text:tab/>2022-07-03</text:p>
      <text:p text:style-name="Standard">456<text:tab/>Matthew Kennedy<text:tab/>40<text:tab/>hr<text:tab/>2020-06-13</text:p>
      <text:p text:style-name="Standard">457<text:tab/>Paula Brown<text:tab/>59<text:tab/>finance<text:tab/>2022-03-29</text:p>
      <text:p text:style-name="Standard">458<text:tab/>Eugene Smith<text:tab/>54<text:tab/>operations<text:tab/>2023-04-09</text:p>
      <text:p text:style-name="Standard">459<text:tab/>Timothy Vincent<text:tab/>60<text:tab/>operations<text:tab/>2019-09-25</text:p>
      <text:p text:style-name="Standard"><text:soft-page-break/>460<text:tab/>Charles Goodman<text:tab/>39<text:tab/>hr<text:tab/>2020-05-04</text:p>
      <text:p text:style-name="Standard">461<text:tab/>Peter Rodriguez<text:tab/>29<text:tab/>it<text:tab/>2020-12-18</text:p>
      <text:p text:style-name="Standard">462<text:tab/>Jessica Green<text:tab/>46<text:tab/>it<text:tab/>2024-01-03</text:p>
      <text:p text:style-name="Standard">463<text:tab/>Noah Duffy<text:tab/>60<text:tab/>operations<text:tab/>2025-02-16</text:p>
      <text:p text:style-name="Standard">464<text:tab/>Jose Ryan<text:tab/>38<text:tab/>engineering<text:tab/>2024-11-21</text:p>
      <text:p text:style-name="Standard">465<text:tab/>Amber Duran<text:tab/>48<text:tab/>engineering<text:tab/>2017-12-10</text:p>
      <text:p text:style-name="Standard">466<text:tab/>Christine Schroeder<text:tab/>26<text:tab/>finance<text:tab/>2020-11-29</text:p>
      <text:p text:style-name="Standard">467<text:tab/>Jacob Allen<text:tab/>42<text:tab/>operations<text:tab/>2025-02-09</text:p>
      <text:p text:style-name="Standard">468<text:tab/>Steven Galvan<text:tab/>30<text:tab/>operations<text:tab/>2022-07-15</text:p>
      <text:p text:style-name="Standard">469<text:tab/>Elizabeth Wells<text:tab/>40<text:tab/>finance<text:tab/>2021-12-19</text:p>
      <text:p text:style-name="Standard">470<text:tab/>Michael Caldwell<text:tab/>63<text:tab/>engineering<text:tab/>2022-11-14</text:p>
      <text:p text:style-name="Standard">471<text:tab/>Kelly Perez<text:tab/>48<text:tab/>marketing<text:tab/>2017-09-29</text:p>
      <text:p text:style-name="Standard">472<text:tab/>Betty Lawson DDS<text:tab/>20<text:tab/>hr<text:tab/>2025-04-29</text:p>
      <text:p text:style-name="Standard">473<text:tab/>Darryl Dyer<text:tab/>60<text:tab/>it<text:tab/>2017-03-23</text:p>
      <text:p text:style-name="Standard">475<text:tab/>Edward Morse<text:tab/>41<text:tab/>hr<text:tab/>2024-11-03</text:p>
      <text:p text:style-name="Standard">476<text:tab/>Ryan Sullivan<text:tab/>45<text:tab/>sales<text:tab/>2025-02-20</text:p>
      <text:p text:style-name="Standard">477<text:tab/>Timothy Wilkins<text:tab/>31<text:tab/>engineering<text:tab/>2021-01-16</text:p>
      <text:p text:style-name="Standard">478<text:tab/>Cindy Williams<text:tab/>35<text:tab/>it<text:tab/>2015-10-17</text:p>
      <text:p text:style-name="Standard">480<text:tab/>Mrs. Alexandra Vargas<text:tab/>60<text:tab/>operations<text:tab/>2022-10-17</text:p>
      <text:p text:style-name="Standard">481<text:tab/>Daniel Newman<text:tab/>51<text:tab/>engineering<text:tab/>2024-12-02</text:p>
      <text:p text:style-name="Standard">482<text:tab/>Barbara Barrera<text:tab/>34<text:tab/>hr<text:tab/>2022-09-10</text:p>
      <text:p text:style-name="Standard">483<text:tab/>Mrs. Lauren Morris<text:tab/>57<text:tab/>finance<text:tab/>2016-08-26</text:p>
      <text:p text:style-name="Standard">484<text:tab/>Wayne Williams<text:tab/>23<text:tab/>operations<text:tab/>2017-12-20</text:p>
      <text:p text:style-name="Standard">485<text:tab/>Michelle Fernandez<text:tab/>31<text:tab/>finance<text:tab/>2018-07-20</text:p>
      <text:p text:style-name="Standard">486<text:tab/>David Espinoza<text:tab/>57<text:tab/>hr<text:tab/>2016-12-14</text:p>
      <text:p text:style-name="Standard">487<text:tab/>Jennifer Martin<text:tab/>51<text:tab/>marketing<text:tab/>2016-07-14</text:p>
      <text:p text:style-name="Standard">488<text:tab/>Michelle Rocha<text:tab/>53<text:tab/>sales<text:tab/>2019-08-19</text:p>
      <text:p text:style-name="Standard">489<text:tab/>Kim Wolf<text:tab/>65<text:tab/>finance<text:tab/>2019-03-05</text:p>
      <text:p text:style-name="Standard">490<text:tab/>Denise Mcknight<text:tab/>29<text:tab/>operations<text:tab/>2016-05-23</text:p>
      <text:p text:style-name="Standard">492<text:tab/>Theresa Mooney<text:tab/>47<text:tab/>operations<text:tab/>2018-02-04</text:p>
      <text:p text:style-name="Standard">493<text:tab/>Tracy Morton<text:tab/>59<text:tab/>operations<text:tab/>2017-02-25</text:p>
      <text:p text:style-name="Standard">494<text:tab/>Jason Lee<text:tab/>38<text:tab/>finance<text:tab/>2017-12-04</text:p>
      <text:p text:style-name="Standard">495<text:tab/>Gavin Hubbard<text:tab/>56<text:tab/>hr<text:tab/>2016-08-22</text:p>
      <text:p text:style-name="Standard">496<text:tab/>Amy Miller<text:tab/>60<text:tab/>marketing<text:tab/>2018-10-31</text:p>
      <text:p text:style-name="Standard">498<text:tab/>Jennifer Carr<text:tab/>60<text:tab/>it<text:tab/>2024-10-22</text:p>
      <text:p text:style-name="Standard">500<text:tab/>Tony Morris<text:tab/>30<text:tab/>sales<text:tab/>2024-07-06</text:p>
      <text:p text:style-name="Standard">501<text:tab/>John Doe<text:tab/>35<text:tab/>hr<text:tab/>2020-01-01</text:p>
      <text:p text:style-name="Standard">502<text:tab/>Saharsh Patil<text:tab/>20<text:tab/>software developer<text:tab/>2022-01-01</text:p>
      <text:p text:style-name="Standard">503<text:tab/>Riya Sharma<text:tab/>27<text:tab/>data analyst<text:tab/>2021-09-15</text:p>
      <text:p text:style-name="Standard">504<text:tab/>Amit Verma<text:tab/>31<text:tab/>network admin<text:tab/>2020-05-10</text:p>
      <text:p text:style-name="Standard">505<text:tab/>Neha Joshi<text:tab/>29<text:tab/>hr<text:tab/>2019-12-20</text:p>
      <text:p text:style-name="Standard">506<text:tab/>Karan Mehta<text:tab/>25<text:tab/>backend developer<text:tab/>2023-03-05</text:p>
      <text:p text:style-name="Standard"/>
      <text:p text:style-name="Standard">root@sadmin-Standard-PC-Q35-ICH9-2009:~# mysql -u subodh -p -D ETL_Simulation -e "SELECT * FROM audit_log" &gt; audit_log.csv</text:p>
      <text:p text:style-name="Standard">Enter password: </text:p>
      <text:p text:style-name="Standard">root@sadmin-Standard-PC-Q35-ICH9-2009:~# cat audit_log.csv</text:p>
      <text:p text:style-name="Standard">log_id<text:tab/>table_name<text:tab/>action<text:tab/>action_timestamp<text:tab/>record_id</text:p>
      <text:p text:style-name="Standard">1<text:tab/>employees<text:tab/>INSERT<text:tab/>2025-07-22 12:48:37<text:tab/>501</text:p>
      <text:p text:style-name="Standard">2<text:tab/>employees<text:tab/>INSERT<text:tab/>2025-07-22 12:50:37<text:tab/>502</text:p>
      <text:p text:style-name="Standard">3<text:tab/>employees<text:tab/>INSERT<text:tab/>2025-07-22 13:27:50<text:tab/>503</text:p>
      <text:p text:style-name="Standard">4<text:tab/>employees<text:tab/>INSERT<text:tab/>2025-07-22 13:27:50<text:tab/>504</text:p>
      <text:p text:style-name="Standard"><text:soft-page-break/>5<text:tab/>employees<text:tab/>INSERT<text:tab/>2025-07-22 13:27:50<text:tab/>505</text:p>
      <text:p text:style-name="Standard">6<text:tab/>employees<text:tab/>INSERT<text:tab/>2025-07-22 13:27:50<text:tab/>506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2T10:23:33.701794738</meta:creation-date>
    <dc:date>2025-07-22T14:55:58.202327060</dc:date>
    <meta:editing-duration>PT1H9M10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2" meta:paragraph-count="1061" meta:word-count="9058" meta:character-count="58692" meta:non-whitespace-character-count="38928"/>
  </office:meta>
</office:document-meta>
</file>